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7" style:family="table">
      <style:table-properties style:width="16.986cm" table:align="right"/>
    </style:style>
    <style:style style:name="Tabelle7.A" style:family="table-column">
      <style:table-column-properties style:column-width="1.737cm"/>
    </style:style>
    <style:style style:name="Tabelle7.B" style:family="table-column">
      <style:table-column-properties style:column-width="1.462cm"/>
    </style:style>
    <style:style style:name="Tabelle7.C" style:family="table-column">
      <style:table-column-properties style:column-width="6.999cm"/>
    </style:style>
    <style:style style:name="Tabelle7.D" style:family="table-column">
      <style:table-column-properties style:column-width="6.787cm"/>
    </style:style>
    <style:style style:name="Tabel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D1" style:family="table-cell">
      <style:table-cell-properties fo:background-color="#c0c0c0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none" fo:border-top="none" fo:border-bottom="0.05pt solid #000000"/>
    </style:style>
    <style:style style:name="Tabelle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9" style:family="table-cell">
      <style:table-cell-properties fo:padding="0.097cm" fo:border-left="0.05pt solid #000000" fo:border-right="none" fo:border-top="none" fo:border-bottom="0.05pt solid #000000"/>
    </style:style>
    <style:style style:name="Tabelle7.B9" style:family="table-cell">
      <style:table-cell-properties fo:padding="0.097cm" fo:border-left="0.05pt solid #000000" fo:border-right="none" fo:border-top="none" fo:border-bottom="0.05pt solid #000000"/>
    </style:style>
    <style:style style:name="Tabelle7.C9" style:family="table-cell">
      <style:table-cell-properties fo:padding="0.097cm" fo:border-left="0.05pt solid #000000" fo:border-right="none" fo:border-top="none" fo:border-bottom="0.05pt solid #000000"/>
    </style:style>
    <style:style style:name="Tabelle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none" fo:border-top="none" fo:border-bottom="0.05pt solid #000000"/>
    </style:style>
    <style:style style:name="Tabelle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1" style:family="table-cell">
      <style:table-cell-properties fo:padding="0.097cm" fo:border-left="0.05pt solid #000000" fo:border-right="none" fo:border-top="none" fo:border-bottom="0.05pt solid #000000"/>
    </style:style>
    <style:style style:name="Tabelle7.B11" style:family="table-cell">
      <style:table-cell-properties fo:padding="0.097cm" fo:border-left="0.05pt solid #000000" fo:border-right="none" fo:border-top="none" fo:border-bottom="0.05pt solid #000000"/>
    </style:style>
    <style:style style:name="Tabelle7.C11" style:family="table-cell">
      <style:table-cell-properties fo:padding="0.097cm" fo:border-left="0.05pt solid #000000" fo:border-right="none" fo:border-top="none" fo:border-bottom="0.05pt solid #000000"/>
    </style:style>
    <style:style style:name="Tabelle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6cm" fo:margin-left="-0.016cm" table:align="left"/>
    </style:style>
    <style:style style:name="Tabelle3.A" style:family="table-column">
      <style:table-column-properties style:column-width="1.739cm"/>
    </style:style>
    <style:style style:name="Tabelle3.B" style:family="table-column">
      <style:table-column-properties style:column-width="1.466cm"/>
    </style:style>
    <style:style style:name="Tabelle3.C" style:family="table-column">
      <style:table-column-properties style:column-width="7.011cm"/>
    </style:style>
    <style:style style:name="Tabelle3.D" style:family="table-column">
      <style:table-column-properties style:column-width="6.8cm"/>
    </style:style>
    <style:style style:name="Tabel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0c0c0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0.723cm" style:rel-column-width="2787*"/>
    </style:style>
    <style:style style:name="Tabelle2.B" style:family="table-column">
      <style:table-column-properties style:column-width="0.691cm" style:rel-column-width="2665*"/>
    </style:style>
    <style:style style:name="Tabelle2.C" style:family="table-column">
      <style:table-column-properties style:column-width="1.646cm" style:rel-column-width="6344*"/>
    </style:style>
    <style:style style:name="Tabelle2.D" style:family="table-column">
      <style:table-column-properties style:column-width="13.94cm" style:rel-column-width="53739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style:vertical-align="" fo:background-color="#c0c0c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c2031b"/>
    </style:style>
    <style:style style:name="P2" style:family="paragraph" style:parent-style-name="Standard">
      <style:text-properties style:font-name="Times New Roman" fo:language="de" fo:country="AT" officeooo:rsid="0009f258" officeooo:paragraph-rsid="0009f258"/>
    </style:style>
    <style:style style:name="P3" style:family="paragraph" style:parent-style-name="Standard">
      <style:text-properties style:font-name="Times New Roman" fo:language="de" fo:country="AT" officeooo:rsid="0009f258" officeooo:paragraph-rsid="002093ca"/>
    </style:style>
    <style:style style:name="P4" style:family="paragraph" style:parent-style-name="Standard">
      <style:text-properties style:font-name="Times New Roman" fo:language="de" fo:country="AT" officeooo:rsid="0009f258" officeooo:paragraph-rsid="00a83726"/>
    </style:style>
    <style:style style:name="P5" style:family="paragraph" style:parent-style-name="Standard">
      <style:text-properties style:font-name="Times New Roman" fo:language="de" fo:country="AT" officeooo:rsid="0009f258" officeooo:paragraph-rsid="00b90a55"/>
    </style:style>
    <style:style style:name="P6" style:family="paragraph" style:parent-style-name="Standard">
      <style:text-properties style:font-name="Times New Roman" fo:language="de" fo:country="AT" officeooo:rsid="0009f258" officeooo:paragraph-rsid="00c757c3"/>
    </style:style>
    <style:style style:name="P7" style:family="paragraph" style:parent-style-name="Standard">
      <style:text-properties style:font-name="Times New Roman" fo:language="de" fo:country="AT" fo:font-weight="bold" officeooo:rsid="00342501" officeooo:paragraph-rsid="00342501" style:font-weight-asian="bold" style:font-weight-complex="bold"/>
    </style:style>
    <style:style style:name="P8" style:family="paragraph" style:parent-style-name="Standard">
      <style:text-properties style:font-name="Times New Roman" fo:language="de" fo:country="AT" officeooo:rsid="005db03d" officeooo:paragraph-rsid="005db03d"/>
    </style:style>
    <style:style style:name="P9" style:family="paragraph" style:parent-style-name="Standard">
      <style:text-properties style:font-name="Times New Roman" fo:language="de" fo:country="AT" officeooo:rsid="0050fba0" officeooo:paragraph-rsid="0050fba0"/>
    </style:style>
    <style:style style:name="P10" style:family="paragraph" style:parent-style-name="Standard">
      <style:text-properties style:font-name="Times New Roman" fo:language="de" fo:country="AT" officeooo:rsid="0047c22c" officeooo:paragraph-rsid="002093ca"/>
    </style:style>
    <style:style style:name="P11" style:family="paragraph" style:parent-style-name="Standard">
      <style:text-properties style:font-name="Times New Roman" fo:language="de" fo:country="AT" officeooo:rsid="001d39b7" officeooo:paragraph-rsid="001d39b7"/>
    </style:style>
    <style:style style:name="P12" style:family="paragraph" style:parent-style-name="Standard">
      <style:text-properties style:font-name="Times New Roman" fo:language="de" fo:country="AT" officeooo:rsid="00a1802f" officeooo:paragraph-rsid="008e46cc"/>
    </style:style>
    <style:style style:name="P13" style:family="paragraph" style:parent-style-name="Standard">
      <style:text-properties style:font-name="Times New Roman" fo:language="de" fo:country="AT" officeooo:rsid="00a1802f" officeooo:paragraph-rsid="00f6bd0b"/>
    </style:style>
    <style:style style:name="P14" style:family="paragraph" style:parent-style-name="Standard">
      <style:text-properties style:font-name="Times New Roman" fo:language="de" fo:country="AT" officeooo:rsid="00b90a55" officeooo:paragraph-rsid="00c757c3"/>
    </style:style>
    <style:style style:name="P15" style:family="paragraph" style:parent-style-name="Standard">
      <style:text-properties style:font-name="Times New Roman" fo:language="de" fo:country="AT" officeooo:rsid="00b90a55" officeooo:paragraph-rsid="00a83726"/>
    </style:style>
    <style:style style:name="P16" style:family="paragraph" style:parent-style-name="Standard">
      <style:text-properties style:font-name="Times New Roman" fo:language="de" fo:country="AT" officeooo:rsid="00a83726" officeooo:paragraph-rsid="00a83726"/>
    </style:style>
    <style:style style:name="P17" style:family="paragraph" style:parent-style-name="Standard">
      <style:text-properties style:font-name="Times New Roman" fo:language="de" fo:country="AT" officeooo:rsid="00a83726" officeooo:paragraph-rsid="0106e2d5"/>
    </style:style>
    <style:style style:name="P18" style:family="paragraph" style:parent-style-name="Standard">
      <style:text-properties style:font-name="Times New Roman" fo:language="de" fo:country="AT" officeooo:rsid="00bd334c" officeooo:paragraph-rsid="00a83726"/>
    </style:style>
    <style:style style:name="P19" style:family="paragraph" style:parent-style-name="Standard">
      <style:text-properties style:font-name="Times New Roman" fo:language="de" fo:country="AT" officeooo:rsid="00be88d4" officeooo:paragraph-rsid="00be88d4"/>
    </style:style>
    <style:style style:name="P20" style:family="paragraph" style:parent-style-name="Standard">
      <style:text-properties style:font-name="Times New Roman" fo:language="de" fo:country="AT" officeooo:rsid="00ea0539" officeooo:paragraph-rsid="0109a567"/>
    </style:style>
    <style:style style:name="P21" style:family="paragraph" style:parent-style-name="Standard">
      <style:text-properties style:font-name="Times New Roman" fo:language="de" fo:country="AT" officeooo:rsid="00e93891" officeooo:paragraph-rsid="00e93891"/>
    </style:style>
    <style:style style:name="P22" style:family="paragraph" style:parent-style-name="Standard">
      <style:text-properties officeooo:rsid="008e46cc" officeooo:paragraph-rsid="00f7d83c"/>
    </style:style>
    <style:style style:name="P23" style:family="paragraph" style:parent-style-name="Standard">
      <style:text-properties officeooo:rsid="008e46cc" officeooo:paragraph-rsid="006a3728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a8a6df" officeooo:paragraph-rsid="00a8a6df" style:font-size-asian="9pt" style:font-size-complex="9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2093ca" officeooo:paragraph-rsid="00a8a6df" style:font-size-asian="9pt" style:font-size-complex="9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a8a6df" style:font-size-asian="9pt" style:font-size-complex="9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db4c70" style:font-size-asian="9pt" style:font-size-complex="9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96a1c" officeooo:paragraph-rsid="00d96a1c" style:font-size-asian="9pt" style:font-size-complex="9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b4c70" officeooo:paragraph-rsid="00db4c70" style:font-size-asian="9pt" style:font-size-complex="9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dc51b" officeooo:paragraph-rsid="00a8a6df" style:font-size-asian="9pt" style:font-size-complex="9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924e3" officeooo:paragraph-rsid="00a8a6df" style:font-size-asian="9pt" style:font-size-complex="9pt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4e23d" officeooo:paragraph-rsid="00a8a6df" style:font-size-asian="9pt" style:font-size-complex="9pt"/>
    </style:style>
    <style:style style:name="P33" style:family="paragraph" style:parent-style-name="Text_20_body">
      <style:text-properties style:font-name="Times New Roman" fo:language="de" fo:country="AT" officeooo:paragraph-rsid="00105204"/>
    </style:style>
    <style:style style:name="P34" style:family="paragraph" style:parent-style-name="Text_20_body">
      <style:text-properties style:font-name="Times New Roman" fo:language="de" fo:country="AT" officeooo:paragraph-rsid="001a5013"/>
    </style:style>
    <style:style style:name="P35" style:family="paragraph" style:parent-style-name="Text_20_body">
      <style:text-properties style:font-name="Times New Roman" fo:language="de" fo:country="AT" officeooo:rsid="0009f258"/>
    </style:style>
    <style:style style:name="P36" style:family="paragraph" style:parent-style-name="Text_20_body">
      <style:text-properties style:font-name="Times New Roman" fo:language="de" fo:country="AT" officeooo:rsid="0009f258" officeooo:paragraph-rsid="001d39b7"/>
    </style:style>
    <style:style style:name="P37" style:family="paragraph" style:parent-style-name="Text_20_body">
      <style:text-properties style:font-name="Times New Roman" fo:language="de" fo:country="AT" officeooo:rsid="0009f258" officeooo:paragraph-rsid="0056372c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language="de" fo:country="AT" officeooo:rsid="0009f258" officeooo:paragraph-rsid="00564907"/>
    </style:style>
    <style:style style:name="P39" style:family="paragraph" style:parent-style-name="Text_20_body">
      <style:text-properties style:font-name="Times New Roman" fo:language="de" fo:country="AT" officeooo:rsid="0009f258" officeooo:paragraph-rsid="005874d5"/>
    </style:style>
    <style:style style:name="P40" style:family="paragraph" style:parent-style-name="Text_20_body">
      <style:text-properties style:font-name="Times New Roman" fo:language="de" fo:country="AT" officeooo:rsid="0009f258" officeooo:paragraph-rsid="009e71ed"/>
    </style:style>
    <style:style style:name="P41" style:family="paragraph" style:parent-style-name="Text_20_body">
      <style:text-properties style:font-name="Times New Roman" fo:language="de" fo:country="AT" officeooo:rsid="0009f258" officeooo:paragraph-rsid="00a0063c"/>
    </style:style>
    <style:style style:name="P42" style:family="paragraph" style:parent-style-name="Text_20_body">
      <style:text-properties style:font-name="Times New Roman" fo:language="de" fo:country="AT" officeooo:rsid="0009f258" officeooo:paragraph-rsid="01107cfc"/>
    </style:style>
    <style:style style:name="P43" style:family="paragraph" style:parent-style-name="Text_20_body">
      <style:text-properties style:font-name="Times New Roman" fo:language="de" fo:country="AT" officeooo:rsid="0018edcc" officeooo:paragraph-rsid="0032a055"/>
    </style:style>
    <style:style style:name="P44" style:family="paragraph" style:parent-style-name="Text_20_body">
      <style:text-properties style:font-name="Times New Roman" fo:language="de" fo:country="AT" officeooo:rsid="00564907" officeooo:paragraph-rsid="00564907"/>
    </style:style>
    <style:style style:name="P45" style:family="paragraph" style:parent-style-name="Text_20_body">
      <style:text-properties style:font-name="Times New Roman" fo:language="de" fo:country="AT" officeooo:rsid="0067b9a4" officeooo:paragraph-rsid="005874d5"/>
    </style:style>
    <style:style style:name="P46" style:family="paragraph" style:parent-style-name="Text_20_body">
      <style:text-properties style:font-name="Times New Roman" fo:language="de" fo:country="AT" officeooo:rsid="00a765d0" officeooo:paragraph-rsid="00a83726"/>
    </style:style>
    <style:style style:name="P47" style:family="paragraph" style:parent-style-name="Text_20_body">
      <style:text-properties officeooo:rsid="0018edcc"/>
    </style:style>
    <style:style style:name="P48" style:family="paragraph" style:parent-style-name="Text_20_body">
      <style:text-properties officeooo:rsid="0018edcc" officeooo:paragraph-rsid="00cf5382"/>
    </style:style>
    <style:style style:name="P49" style:family="paragraph" style:parent-style-name="Text_20_body">
      <style:text-properties officeooo:paragraph-rsid="00c757c3"/>
    </style:style>
    <style:style style:name="P50" style:family="paragraph" style:parent-style-name="Text_20_body">
      <style:text-properties officeooo:rsid="002acfab"/>
    </style:style>
    <style:style style:name="P51" style:family="paragraph" style:parent-style-name="Text_20_body">
      <style:paragraph-properties fo:text-align="center" style:justify-single-word="false"/>
      <style:text-properties fo:font-size="14pt" fo:font-weight="normal" officeooo:paragraph-rsid="00ef2c24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fo:font-size="14pt" fo:font-weight="normal" officeooo:paragraph-rsid="00faaf01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fo:font-size="14pt" fo:font-weight="normal" officeooo:rsid="00ef2c24" officeooo:paragraph-rsid="00ef2c24" style:font-size-asian="14pt" style:font-weight-asian="normal" style:font-size-complex="14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55" style:family="paragraph" style:parent-style-name="Text_20_body">
      <style:text-properties officeooo:rsid="001ccb65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Times New Roman" fo:language="de" fo:country="AT" officeooo:rsid="002093ca" officeooo:paragraph-rsid="002093ca"/>
    </style:style>
    <style:style style:name="P57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9b185" style:font-size-asian="10pt" style:font-size-complex="10pt"/>
    </style:style>
    <style:style style:name="P58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b77d9" style:font-size-asian="10pt" style:font-size-complex="10pt"/>
    </style:style>
    <style:style style:name="P59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c8b0b" style:font-size-asian="10pt" style:font-size-complex="10pt"/>
    </style:style>
    <style:style style:name="P60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c8b0b" style:font-size-asian="10pt" style:font-size-complex="10pt"/>
    </style:style>
    <style:style style:name="P61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f33c9" officeooo:paragraph-rsid="007f33c9" style:font-size-asian="10pt" style:font-size-complex="10pt"/>
    </style:style>
    <style:style style:name="P62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840a8e" officeooo:paragraph-rsid="00840a8e" style:font-size-asian="10pt" style:font-size-complex="10pt"/>
    </style:style>
    <style:style style:name="P63" style:family="paragraph" style:parent-style-name="Table_20_Contents">
      <style:text-properties style:font-name="Times New Roman" fo:font-size="10pt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0pt" officeooo:paragraph-rsid="0079b185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0pt" officeooo:paragraph-rsid="006a3728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0pt" officeooo:paragraph-rsid="008e46cc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0pt" officeooo:paragraph-rsid="00a642cd" style:font-size-asian="10pt" style:font-size-complex="10pt"/>
    </style:style>
    <style:style style:name="P68" style:family="paragraph" style:parent-style-name="Table_20_Contents">
      <style:text-properties style:font-name="Times New Roman" fo:font-size="10pt" officeooo:paragraph-rsid="006e20e3" style:font-size-asian="10pt" style:font-size-complex="10pt"/>
    </style:style>
    <style:style style:name="P69" style:family="paragraph" style:parent-style-name="Table_20_Contents">
      <style:text-properties style:font-name="Times New Roman" fo:font-size="10pt" officeooo:paragraph-rsid="006e99a3" style:font-size-asian="10pt" style:font-size-complex="10pt"/>
    </style:style>
    <style:style style:name="P70" style:family="paragraph" style:parent-style-name="Table_20_Contents">
      <style:text-properties style:font-name="Times New Roman" fo:font-size="10pt" officeooo:paragraph-rsid="0079b185" style:font-size-asian="10pt" style:font-size-complex="10pt"/>
    </style:style>
    <style:style style:name="P71" style:family="paragraph" style:parent-style-name="Table_20_Contents">
      <style:text-properties style:font-name="Times New Roman" fo:font-size="10pt" officeooo:paragraph-rsid="00876049" style:font-size-asian="10pt" style:font-size-complex="10pt"/>
    </style:style>
    <style:style style:name="P72" style:family="paragraph" style:parent-style-name="Table_20_Contents">
      <style:text-properties style:font-name="Times New Roman" fo:font-size="10pt" officeooo:paragraph-rsid="00a703f0" style:font-size-asian="10pt" style:font-size-complex="10pt"/>
    </style:style>
    <style:style style:name="P73" style:family="paragraph" style:parent-style-name="Table_20_Contents">
      <style:text-properties style:font-name="Times New Roman" fo:font-size="10pt" officeooo:paragraph-rsid="00a96ff8" style:font-size-asian="10pt" style:font-size-complex="10pt"/>
    </style:style>
    <style:style style:name="P74" style:family="paragraph" style:parent-style-name="Table_20_Contents">
      <style:text-properties style:font-name="Times New Roman" fo:font-size="10pt" officeooo:paragraph-rsid="00aa34cf" style:font-size-asian="10pt" style:font-size-complex="10pt"/>
    </style:style>
    <style:style style:name="P75" style:family="paragraph" style:parent-style-name="Table_20_Contents">
      <style:text-properties style:font-name="Times New Roman" fo:font-size="10pt" officeooo:paragraph-rsid="00af26ea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0pt" officeooo:rsid="00662784" officeooo:paragraph-rsid="00662784" style:font-size-asian="10pt" style:font-size-complex="10pt"/>
    </style:style>
    <style:style style:name="P77" style:family="paragraph" style:parent-style-name="Table_20_Contents">
      <style:text-properties style:font-name="Times New Roman" fo:font-size="10pt" officeooo:rsid="00662784" officeooo:paragraph-rsid="00662784" style:font-size-asian="10pt" style:font-size-complex="10pt"/>
    </style:style>
    <style:style style:name="P78" style:family="paragraph" style:parent-style-name="Table_20_Contents">
      <style:text-properties style:font-name="Times New Roman" fo:font-size="10pt" officeooo:rsid="006e20e3" officeooo:paragraph-rsid="006e20e3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0pt" officeooo:rsid="006e20e3" officeooo:paragraph-rsid="006e20e3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0pt" officeooo:rsid="006b34a9" officeooo:paragraph-rsid="006b34a9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0pt" officeooo:rsid="006c1cd1" officeooo:paragraph-rsid="006c1cd1" style:font-size-asian="10pt" style:font-size-complex="10pt"/>
    </style:style>
    <style:style style:name="P82" style:family="paragraph" style:parent-style-name="Table_20_Contents">
      <style:text-properties style:font-name="Times New Roman" fo:font-size="10pt" officeooo:rsid="006e99a3" officeooo:paragraph-rsid="006e99a3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pt" officeooo:rsid="00b90a55" officeooo:paragraph-rsid="00b90a55" style:font-size-asian="10pt" style:font-size-complex="10pt"/>
    </style:style>
    <style:style style:name="P84" style:family="paragraph" style:parent-style-name="Table_20_Contents">
      <style:text-properties style:font-name="Times New Roman" fo:font-size="10pt" officeooo:rsid="0071a55a" officeooo:paragraph-rsid="0071a55a" style:font-size-asian="10pt" style:font-size-complex="10pt"/>
    </style:style>
    <style:style style:name="P85" style:family="paragraph" style:parent-style-name="Table_20_Contents">
      <style:text-properties style:font-name="Times New Roman" fo:font-size="10pt" officeooo:rsid="009cf9e5" officeooo:paragraph-rsid="009cf9e5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0pt" officeooo:rsid="0079b185" officeooo:paragraph-rsid="0079b185" style:font-size-asian="10pt" style:font-size-complex="10pt"/>
    </style:style>
    <style:style style:name="P87" style:family="paragraph" style:parent-style-name="Table_20_Contents">
      <style:text-properties style:font-name="Times New Roman" fo:font-size="10pt" officeooo:rsid="0079b185" officeooo:paragraph-rsid="0079b185" style:font-size-asian="10pt" style:font-size-complex="10pt"/>
    </style:style>
    <style:style style:name="P88" style:family="paragraph" style:parent-style-name="Table_20_Contents">
      <style:text-properties style:font-name="Times New Roman" fo:font-size="10pt" officeooo:rsid="008997d4" officeooo:paragraph-rsid="008997d4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0pt" officeooo:rsid="0079db7c" officeooo:paragraph-rsid="0079db7c" style:font-size-asian="10pt" style:font-size-complex="10pt"/>
    </style:style>
    <style:style style:name="P90" style:family="paragraph" style:parent-style-name="Table_20_Contents">
      <style:text-properties style:font-name="Times New Roman" fo:font-size="10pt" officeooo:rsid="008caf9d" officeooo:paragraph-rsid="008caf9d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8e46cc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900fd1" style:font-size-asian="10pt" style:font-size-complex="10pt"/>
    </style:style>
    <style:style style:name="P93" style:family="paragraph" style:parent-style-name="Table_20_Contents">
      <style:text-properties style:font-name="Times New Roman" fo:font-size="10pt" officeooo:rsid="00900fd1" officeooo:paragraph-rsid="008e46cc" style:font-size-asian="10pt" style:font-size-complex="10pt"/>
    </style:style>
    <style:style style:name="P94" style:family="paragraph" style:parent-style-name="Table_20_Contents">
      <style:text-properties style:font-name="Times New Roman" fo:font-size="10pt" officeooo:rsid="00900fd1" officeooo:paragraph-rsid="00900fd1" style:font-size-asian="10pt" style:font-size-complex="10pt"/>
    </style:style>
    <style:style style:name="P95" style:family="paragraph" style:parent-style-name="Table_20_Contents">
      <style:text-properties style:font-name="Times New Roman" fo:font-size="10pt" officeooo:rsid="00940164" officeooo:paragraph-rsid="00940164" style:font-size-asian="10pt" style:font-size-complex="10pt"/>
    </style:style>
    <style:style style:name="P96" style:family="paragraph" style:parent-style-name="Table_20_Contents">
      <style:text-properties style:font-name="Times New Roman" fo:font-size="10pt" officeooo:rsid="00a703f0" officeooo:paragraph-rsid="00a703f0" style:font-size-asian="10pt" style:font-size-complex="10pt"/>
    </style:style>
    <style:style style:name="P97" style:family="paragraph" style:parent-style-name="Table_20_Contents">
      <style:text-properties style:font-name="Times New Roman" fo:font-size="10pt" officeooo:rsid="00aa34cf" officeooo:paragraph-rsid="00aa34cf" style:font-size-asian="10pt" style:font-size-complex="10pt"/>
    </style:style>
    <style:style style:name="P98" style:family="paragraph" style:parent-style-name="Table_20_Contents">
      <style:text-properties style:font-name="Times New Roman" fo:font-size="10pt" officeooo:rsid="00a96ff8" officeooo:paragraph-rsid="00a96ff8" style:font-size-asian="10pt" style:font-size-complex="10pt"/>
    </style:style>
    <style:style style:name="P99" style:family="paragraph" style:parent-style-name="Table_20_Contents">
      <style:text-properties style:font-name="Times New Roman" fo:font-size="10pt" officeooo:rsid="00ad0b69" officeooo:paragraph-rsid="00ad0b69" style:font-size-asian="10pt" style:font-size-complex="10pt"/>
    </style:style>
    <style:style style:name="P100" style:family="paragraph" style:parent-style-name="Table_20_Contents">
      <style:text-properties style:font-name="Times New Roman" fo:font-size="10pt" officeooo:rsid="00ad3f9a" officeooo:paragraph-rsid="00ad3f9a" style:font-size-asian="10pt" style:font-size-complex="10pt"/>
    </style:style>
    <style:style style:name="P101" style:family="paragraph" style:parent-style-name="Table_20_Contents">
      <style:text-properties style:font-name="Times New Roman" fo:font-size="10pt" officeooo:rsid="00af26ea" officeooo:paragraph-rsid="00af26ea" style:font-size-asian="10pt" style:font-size-complex="10pt"/>
    </style:style>
    <style:style style:name="P102" style:family="paragraph" style:parent-style-name="Table_20_Contents">
      <style:text-properties style:font-name="Times New Roman" fo:font-size="10pt" officeooo:rsid="00b8675c" officeooo:paragraph-rsid="00b8675c" style:font-size-asian="10pt" style:font-size-complex="10pt"/>
    </style:style>
    <style:style style:name="P103" style:family="paragraph" style:parent-style-name="Table_20_Contents">
      <style:text-properties style:font-name="Times New Roman" fo:font-size="10pt" fo:font-weight="bold" officeooo:paragraph-rsid="00662784" style:font-size-asian="10pt" style:font-weight-asian="bold" style:font-size-complex="10pt" style:font-weight-complex="bold"/>
    </style:style>
    <style:style style:name="P104" style:family="paragraph" style:parent-style-name="Table_20_Contents">
      <style:text-properties style:font-name="Times New Roman" fo:font-size="10pt" fo:font-weight="bold" officeooo:paragraph-rsid="008e46cc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79b185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8e46cc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662784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8e46cc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style:font-name="Times New Roman" fo:font-size="10pt" fo:font-weight="bold" officeooo:rsid="0064f629" officeooo:paragraph-rsid="0064f629" style:font-size-asian="10pt" style:font-weight-asian="bold" style:font-size-complex="10pt" style:font-weight-complex="bold"/>
    </style:style>
    <style:style style:name="P110" style:family="paragraph" style:parent-style-name="Table_20_Contents">
      <style:text-properties style:font-name="Times New Roman" fo:font-size="10pt" fo:font-weight="bold" officeooo:rsid="0064f629" officeooo:paragraph-rsid="008e46cc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2d33b" style:font-size-asian="10pt" style:font-size-complex="10pt"/>
    </style:style>
    <style:style style:name="P114" style:family="paragraph" style:parent-style-name="Heading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115" style:family="paragraph" style:parent-style-name="Heading">
      <style:paragraph-properties fo:text-align="center" style:justify-single-word="false"/>
      <style:text-properties fo:font-size="24pt" fo:font-weight="bold" officeooo:rsid="00ef2c24" style:font-size-asian="21pt" style:font-weight-asian="bold" style:font-size-complex="24pt" style:font-weight-complex="bold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8" style:family="paragraph" style:parent-style-name="Standard" style:list-style-name="L1">
      <style:text-properties style:font-name="Times New Roman" fo:language="de" fo:country="AT" officeooo:rsid="00342501" officeooo:paragraph-rsid="00342501"/>
    </style:style>
    <style:style style:name="P119" style:family="paragraph" style:parent-style-name="Standard" style:list-style-name="L1">
      <style:text-properties style:font-name="Times New Roman" fo:language="de" fo:country="AT" officeooo:rsid="0035d11f" officeooo:paragraph-rsid="0035d11f"/>
    </style:style>
    <style:style style:name="P120" style:family="paragraph" style:parent-style-name="Standard" style:list-style-name="L1">
      <style:text-properties style:font-name="Times New Roman" fo:language="de" fo:country="AT" officeooo:rsid="005db03d" officeooo:paragraph-rsid="005db03d"/>
    </style:style>
    <style:style style:name="P121" style:family="paragraph" style:parent-style-name="Standard" style:list-style-name="L1">
      <style:text-properties style:font-name="Times New Roman" fo:language="de" fo:country="AT" officeooo:rsid="0009f258" officeooo:paragraph-rsid="005db03d"/>
    </style:style>
    <style:style style:name="P122" style:family="paragraph" style:parent-style-name="Standard" style:list-style-name="L5">
      <style:text-properties style:font-name="Times New Roman" fo:language="de" fo:country="AT" officeooo:rsid="00be88d4" officeooo:paragraph-rsid="00be88d4"/>
    </style:style>
    <style:style style:name="P123" style:family="paragraph" style:parent-style-name="Standard" style:list-style-name="L5">
      <style:text-properties style:font-name="Times New Roman" fo:language="de" fo:country="AT" officeooo:rsid="00a73108" officeooo:paragraph-rsid="00be88d4"/>
    </style:style>
    <style:style style:name="P124" style:family="paragraph" style:parent-style-name="Standard" style:list-style-name="L6">
      <style:text-properties style:font-name="Times New Roman" fo:language="de" fo:country="AT" officeooo:rsid="00e93891" officeooo:paragraph-rsid="011c3d9b"/>
    </style:style>
    <style:style style:name="P125" style:family="paragraph" style:parent-style-name="Standard" style:list-style-name="L6">
      <style:text-properties style:font-name="Times New Roman" fo:language="de" fo:country="AT" officeooo:rsid="00e93891" officeooo:paragraph-rsid="00e93891"/>
    </style:style>
    <style:style style:name="P126" style:family="paragraph" style:parent-style-name="Text_20_body" style:list-style-name="L2">
      <style:text-properties officeooo:rsid="0018edcc"/>
    </style:style>
    <style:style style:name="P127" style:family="paragraph" style:parent-style-name="Text_20_body" style:list-style-name="L3">
      <style:text-properties officeooo:rsid="0018edcc" officeooo:paragraph-rsid="002ccbdc"/>
    </style:style>
    <style:style style:name="P128" style:family="paragraph" style:parent-style-name="Text_20_body" style:list-style-name="L4">
      <style:text-properties officeooo:rsid="0018edcc" officeooo:paragraph-rsid="00c757c3"/>
    </style:style>
    <style:style style:name="P129" style:family="paragraph" style:parent-style-name="Text_20_body" style:list-style-name="L2">
      <style:text-properties officeooo:rsid="002ab303" officeooo:paragraph-rsid="002ab303"/>
    </style:style>
    <style:style style:name="P130" style:family="paragraph" style:parent-style-name="Text_20_body" style:list-style-name="L3">
      <style:text-properties officeooo:paragraph-rsid="00bb6495"/>
    </style:style>
    <style:style style:name="P131" style:family="paragraph" style:parent-style-name="Text_20_body" style:list-style-name="L3">
      <style:text-properties officeooo:rsid="002ccbdc" officeooo:paragraph-rsid="002ccbdc"/>
    </style:style>
    <style:style style:name="P132" style:family="paragraph" style:parent-style-name="Text_20_body" style:list-style-name="L4">
      <style:text-properties officeooo:paragraph-rsid="00c757c3"/>
    </style:style>
    <style:style style:name="P133" style:family="paragraph" style:parent-style-name="Text_20_body" style:list-style-name="L4">
      <style:text-properties style:font-name="Times New Roman" fo:language="de" fo:country="AT" officeooo:rsid="0009f258" officeooo:paragraph-rsid="00c757c3"/>
    </style:style>
    <style:style style:name="P134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0990742" style:font-size-asian="10pt" style:font-size-complex="10pt"/>
    </style:style>
    <style:style style:name="P135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12b0b73" style:font-size-asian="10pt" style:font-size-complex="10pt"/>
    </style:style>
    <style:style style:name="P136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137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0pt" officeooo:paragraph-rsid="00a642cd" style:font-size-asian="10pt" style:font-size-complex="10pt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0pt" officeooo:paragraph-rsid="012b0b73" style:font-size-asian="10pt" style:font-size-complex="10pt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900fd1" style:font-size-asian="10pt" style:font-size-complex="10pt"/>
    </style:style>
    <style:style style:name="P141" style:family="paragraph" style:parent-style-name="Table_20_Contents">
      <style:text-properties style:font-name="Times New Roman" fo:font-size="10pt" officeooo:rsid="00940164" officeooo:paragraph-rsid="00940164" style:font-size-asian="10pt" style:font-size-complex="10pt"/>
    </style:style>
    <style:style style:name="P142" style:family="paragraph" style:parent-style-name="Table_20_Contents">
      <style:text-properties style:font-name="Times New Roman" fo:font-size="10pt" officeooo:rsid="00940164" officeooo:paragraph-rsid="012c5221" style:font-size-asian="10pt" style:font-size-complex="10pt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098a01b" style:font-size-asian="10pt" style:font-size-complex="10pt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12b0b73" style:font-size-asian="10pt" style:font-size-complex="10pt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0pt" officeooo:rsid="00905a38" officeooo:paragraph-rsid="00905a38" style:font-size-asian="10pt" style:font-size-complex="10pt"/>
    </style:style>
    <style:style style:name="P146" style:family="paragraph" style:parent-style-name="Table_20_Contents">
      <style:text-properties style:font-name="Times New Roman" fo:font-size="10pt" officeooo:rsid="00905a38" officeooo:paragraph-rsid="00905a38" style:font-size-asian="10pt" style:font-size-complex="10pt"/>
    </style:style>
    <style:style style:name="P147" style:family="paragraph" style:parent-style-name="Table_20_Contents">
      <style:text-properties style:font-name="Times New Roman" fo:font-size="10pt" officeooo:paragraph-rsid="00940164" style:font-size-asian="10pt" style:font-size-complex="10pt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9150aa" style:font-size-asian="10pt" style:font-size-complex="10pt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8e46cc" style:font-size-asian="10pt" style:font-size-complex="10pt"/>
    </style:style>
    <style:style style:name="P150" style:family="paragraph" style:parent-style-name="Table_20_Contents">
      <style:text-properties style:font-name="Times New Roman" fo:font-size="10pt" officeooo:rsid="0071a55a" officeooo:paragraph-rsid="008e46cc" style:font-size-asian="10pt" style:font-size-complex="10pt"/>
    </style:style>
    <style:style style:name="P151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0990742" style:font-size-asian="10pt" style:font-size-complex="10pt"/>
    </style:style>
    <style:style style:name="P152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12b0b73" style:font-size-asian="10pt" style:font-size-complex="10pt"/>
    </style:style>
    <style:style style:name="P153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154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155" style:family="paragraph" style:parent-style-name="Heading_20_1">
      <style:text-properties officeooo:rsid="0101f99f"/>
    </style:style>
    <style:style style:name="P156" style:family="paragraph" style:parent-style-name="Heading_20_1">
      <style:paragraph-properties fo:break-before="page"/>
      <style:text-properties officeooo:paragraph-rsid="00ef2626"/>
    </style:style>
    <style:style style:name="P157" style:family="paragraph" style:parent-style-name="Heading_20_2">
      <style:text-properties officeooo:paragraph-rsid="012b0b73"/>
    </style:style>
    <style:style style:name="T1" style:family="text">
      <style:text-properties style:font-name="Times New Roman" fo:language="de" fo:country="AT" officeooo:rsid="0009f258"/>
    </style:style>
    <style:style style:name="T2" style:family="text">
      <style:text-properties style:font-name="Times New Roman" fo:language="de" fo:country="AT" officeooo:rsid="00dc6b27"/>
    </style:style>
    <style:style style:name="T3" style:family="text">
      <style:text-properties officeooo:rsid="0009f2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f258" style:font-weight-asian="bold" style:font-weight-complex="bold"/>
    </style:style>
    <style:style style:name="T6" style:family="text">
      <style:text-properties fo:font-weight="bold" officeooo:rsid="0040e0fe" style:font-weight-asian="bold" style:font-weight-complex="bold"/>
    </style:style>
    <style:style style:name="T7" style:family="text">
      <style:text-properties officeooo:rsid="000c2369"/>
    </style:style>
    <style:style style:name="T8" style:family="text">
      <style:text-properties officeooo:rsid="00105204"/>
    </style:style>
    <style:style style:name="T9" style:family="text">
      <style:text-properties officeooo:rsid="001452af"/>
    </style:style>
    <style:style style:name="T10" style:family="text">
      <style:text-properties officeooo:rsid="00147786"/>
    </style:style>
    <style:style style:name="T11" style:family="text">
      <style:text-properties officeooo:rsid="0017b67d"/>
    </style:style>
    <style:style style:name="T12" style:family="text">
      <style:text-properties officeooo:rsid="0018edcc"/>
    </style:style>
    <style:style style:name="T13" style:family="text">
      <style:text-properties officeooo:rsid="001a3d1c"/>
    </style:style>
    <style:style style:name="T14" style:family="text">
      <style:text-properties officeooo:rsid="001a5013"/>
    </style:style>
    <style:style style:name="T15" style:family="text">
      <style:text-properties officeooo:rsid="001ab7a4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1014bbd" style:font-size-asian="14pt" style:font-weight-asian="bold" style:font-size-complex="14pt" style:font-weight-complex="bold"/>
    </style:style>
    <style:style style:name="T18" style:family="text">
      <style:text-properties officeooo:rsid="001ccb65"/>
    </style:style>
    <style:style style:name="T19" style:family="text">
      <style:text-properties officeooo:rsid="001d39b7"/>
    </style:style>
    <style:style style:name="T20" style:family="text">
      <style:text-properties officeooo:rsid="002093ca"/>
    </style:style>
    <style:style style:name="T21" style:family="text">
      <style:text-properties officeooo:rsid="00289a2b"/>
    </style:style>
    <style:style style:name="T22" style:family="text">
      <style:text-properties officeooo:rsid="00292a4a"/>
    </style:style>
    <style:style style:name="T23" style:family="text">
      <style:text-properties officeooo:rsid="0029b513"/>
    </style:style>
    <style:style style:name="T24" style:family="text">
      <style:text-properties officeooo:rsid="002ab303"/>
    </style:style>
    <style:style style:name="T25" style:family="text">
      <style:text-properties officeooo:rsid="002acfab"/>
    </style:style>
    <style:style style:name="T26" style:family="text">
      <style:text-properties officeooo:rsid="002ccbdc"/>
    </style:style>
    <style:style style:name="T27" style:family="text">
      <style:text-properties officeooo:rsid="0030cfd8"/>
    </style:style>
    <style:style style:name="T28" style:family="text">
      <style:text-properties officeooo:rsid="0032a055"/>
    </style:style>
    <style:style style:name="T29" style:family="text">
      <style:text-properties officeooo:rsid="0036d950"/>
    </style:style>
    <style:style style:name="T30" style:family="text">
      <style:text-properties officeooo:rsid="00396e25"/>
    </style:style>
    <style:style style:name="T31" style:family="text">
      <style:text-properties officeooo:rsid="003a7131"/>
    </style:style>
    <style:style style:name="T32" style:family="text">
      <style:text-properties officeooo:rsid="003d1eee"/>
    </style:style>
    <style:style style:name="T33" style:family="text">
      <style:text-properties officeooo:rsid="003fc8f1"/>
    </style:style>
    <style:style style:name="T34" style:family="text">
      <style:text-properties officeooo:rsid="0040e0fe"/>
    </style:style>
    <style:style style:name="T35" style:family="text">
      <style:text-properties officeooo:rsid="00411308"/>
    </style:style>
    <style:style style:name="T36" style:family="text">
      <style:text-properties officeooo:rsid="0047c22c"/>
    </style:style>
    <style:style style:name="T37" style:family="text">
      <style:text-properties officeooo:rsid="004e0f5c"/>
    </style:style>
    <style:style style:name="T38" style:family="text">
      <style:text-properties officeooo:rsid="004f5545"/>
    </style:style>
    <style:style style:name="T39" style:family="text">
      <style:text-properties officeooo:rsid="0051de8e"/>
    </style:style>
    <style:style style:name="T40" style:family="text">
      <style:text-properties officeooo:rsid="0053f0c4"/>
    </style:style>
    <style:style style:name="T41" style:family="text">
      <style:text-properties officeooo:rsid="0054fe25"/>
    </style:style>
    <style:style style:name="T42" style:family="text">
      <style:text-properties officeooo:rsid="0055c193"/>
    </style:style>
    <style:style style:name="T43" style:family="text">
      <style:text-properties officeooo:rsid="0055fd33"/>
    </style:style>
    <style:style style:name="T44" style:family="text">
      <style:text-properties officeooo:rsid="0056372c"/>
    </style:style>
    <style:style style:name="T45" style:family="text">
      <style:text-properties officeooo:rsid="00564907"/>
    </style:style>
    <style:style style:name="T46" style:family="text">
      <style:text-properties officeooo:rsid="0056edea"/>
    </style:style>
    <style:style style:name="T47" style:family="text">
      <style:text-properties officeooo:rsid="005874d5"/>
    </style:style>
    <style:style style:name="T48" style:family="text">
      <style:text-properties officeooo:rsid="005db03d"/>
    </style:style>
    <style:style style:name="T49" style:family="text">
      <style:text-properties officeooo:rsid="005ecc38"/>
    </style:style>
    <style:style style:name="T50" style:family="text">
      <style:text-properties officeooo:rsid="005f3cbe"/>
    </style:style>
    <style:style style:name="T51" style:family="text">
      <style:text-properties officeooo:rsid="00616f5e"/>
    </style:style>
    <style:style style:name="T52" style:family="text">
      <style:text-properties officeooo:rsid="006347e2"/>
    </style:style>
    <style:style style:name="T53" style:family="text">
      <style:text-properties officeooo:rsid="0064d153"/>
    </style:style>
    <style:style style:name="T54" style:family="text">
      <style:text-properties officeooo:rsid="00662784"/>
    </style:style>
    <style:style style:name="T55" style:family="text">
      <style:text-properties officeooo:rsid="0067b9a4"/>
    </style:style>
    <style:style style:name="T56" style:family="text">
      <style:text-properties officeooo:rsid="006e20e3"/>
    </style:style>
    <style:style style:name="T57" style:family="text">
      <style:text-properties officeooo:rsid="006e99a3"/>
    </style:style>
    <style:style style:name="T58" style:family="text">
      <style:text-properties officeooo:rsid="006fba90"/>
    </style:style>
    <style:style style:name="T59" style:family="text">
      <style:text-properties officeooo:rsid="0072d33b"/>
    </style:style>
    <style:style style:name="T60" style:family="text">
      <style:text-properties officeooo:rsid="0079b185"/>
    </style:style>
    <style:style style:name="T61" style:family="text">
      <style:text-properties officeooo:rsid="0079db7c"/>
    </style:style>
    <style:style style:name="T62" style:family="text">
      <style:text-properties officeooo:rsid="007b77d9"/>
    </style:style>
    <style:style style:name="T63" style:family="text">
      <style:text-properties officeooo:rsid="007bfa19"/>
    </style:style>
    <style:style style:name="T64" style:family="text">
      <style:text-properties officeooo:rsid="007c4231"/>
    </style:style>
    <style:style style:name="T65" style:family="text">
      <style:text-properties officeooo:rsid="007f33c9"/>
    </style:style>
    <style:style style:name="T66" style:family="text">
      <style:text-properties officeooo:rsid="0085aa4b"/>
    </style:style>
    <style:style style:name="T67" style:family="text">
      <style:text-properties officeooo:rsid="00876049"/>
    </style:style>
    <style:style style:name="T68" style:family="text">
      <style:text-properties officeooo:rsid="0088281c"/>
    </style:style>
    <style:style style:name="T69" style:family="text">
      <style:text-properties officeooo:rsid="00936d0c"/>
    </style:style>
    <style:style style:name="T70" style:family="text">
      <style:text-properties officeooo:rsid="00940164"/>
    </style:style>
    <style:style style:name="T71" style:family="text">
      <style:text-properties officeooo:rsid="0095b4d9"/>
    </style:style>
    <style:style style:name="T72" style:family="text">
      <style:text-properties officeooo:rsid="0096b436"/>
    </style:style>
    <style:style style:name="T73" style:family="text">
      <style:text-properties officeooo:rsid="009b6960"/>
    </style:style>
    <style:style style:name="T74" style:family="text">
      <style:text-properties officeooo:rsid="009e71ed"/>
    </style:style>
    <style:style style:name="T75" style:family="text">
      <style:text-properties officeooo:rsid="00a0063c"/>
    </style:style>
    <style:style style:name="T76" style:family="text">
      <style:text-properties officeooo:rsid="00a642cd"/>
    </style:style>
    <style:style style:name="T77" style:family="text">
      <style:text-properties officeooo:rsid="00a703f0"/>
    </style:style>
    <style:style style:name="T78" style:family="text">
      <style:text-properties officeooo:rsid="00a765d0"/>
    </style:style>
    <style:style style:name="T79" style:family="text">
      <style:text-properties officeooo:rsid="00a83726"/>
    </style:style>
    <style:style style:name="T80" style:family="text">
      <style:text-properties officeooo:rsid="00a96ff8"/>
    </style:style>
    <style:style style:name="T81" style:family="text">
      <style:text-properties officeooo:rsid="00aa34cf"/>
    </style:style>
    <style:style style:name="T82" style:family="text">
      <style:text-properties officeooo:rsid="00ab1fc8"/>
    </style:style>
    <style:style style:name="T83" style:family="text">
      <style:text-properties officeooo:rsid="00ad0b69"/>
    </style:style>
    <style:style style:name="T84" style:family="text">
      <style:text-properties officeooo:rsid="00ad3f9a"/>
    </style:style>
    <style:style style:name="T85" style:family="text">
      <style:text-properties officeooo:rsid="00af26ea"/>
    </style:style>
    <style:style style:name="T86" style:family="text">
      <style:text-properties officeooo:rsid="00b90a55"/>
    </style:style>
    <style:style style:name="T87" style:family="text">
      <style:text-properties officeooo:rsid="00ba81df"/>
    </style:style>
    <style:style style:name="T88" style:family="text">
      <style:text-properties officeooo:rsid="00bb6495"/>
    </style:style>
    <style:style style:name="T89" style:family="text">
      <style:text-properties officeooo:rsid="00bbe976"/>
    </style:style>
    <style:style style:name="T90" style:family="text">
      <style:text-properties officeooo:rsid="00bc8d57"/>
    </style:style>
    <style:style style:name="T91" style:family="text">
      <style:text-properties officeooo:rsid="00bd334c"/>
    </style:style>
    <style:style style:name="T92" style:family="text">
      <style:text-properties officeooo:rsid="00c36862"/>
    </style:style>
    <style:style style:name="T93" style:family="text">
      <style:text-properties officeooo:rsid="00c5620b"/>
    </style:style>
    <style:style style:name="T94" style:family="text">
      <style:text-properties officeooo:rsid="00cf5382"/>
    </style:style>
    <style:style style:name="T95" style:family="text">
      <style:text-properties officeooo:rsid="00d17d70"/>
    </style:style>
    <style:style style:name="T96" style:family="text">
      <style:text-properties officeooo:rsid="00d66db9"/>
    </style:style>
    <style:style style:name="T97" style:family="text">
      <style:text-properties fo:language="de" fo:country="AT" officeooo:rsid="00d66db9"/>
    </style:style>
    <style:style style:name="T98" style:family="text">
      <style:text-properties officeooo:rsid="00db4c70"/>
    </style:style>
    <style:style style:name="T99" style:family="text">
      <style:text-properties officeooo:rsid="00e2eb00"/>
    </style:style>
    <style:style style:name="T100" style:family="text">
      <style:text-properties officeooo:rsid="00e391cc"/>
    </style:style>
    <style:style style:name="T101" style:family="text">
      <style:text-properties officeooo:rsid="00e50078"/>
    </style:style>
    <style:style style:name="T102" style:family="text">
      <style:text-properties officeooo:rsid="00e53cea"/>
    </style:style>
    <style:style style:name="T103" style:family="text">
      <style:text-properties officeooo:rsid="00e73575"/>
    </style:style>
    <style:style style:name="T104" style:family="text">
      <style:text-properties officeooo:rsid="00e8d729"/>
    </style:style>
    <style:style style:name="T105" style:family="text">
      <style:text-properties officeooo:rsid="00ea0539"/>
    </style:style>
    <style:style style:name="T106" style:family="text">
      <style:text-properties officeooo:rsid="00eb29ea"/>
    </style:style>
    <style:style style:name="T107" style:family="text">
      <style:text-properties officeooo:rsid="00ef2c24"/>
    </style:style>
    <style:style style:name="T108" style:family="text">
      <style:text-properties officeooo:rsid="00f20535"/>
    </style:style>
    <style:style style:name="T109" style:family="text">
      <style:text-properties officeooo:rsid="00faaf01"/>
    </style:style>
    <style:style style:name="T110" style:family="text">
      <style:text-properties officeooo:rsid="00fbf0ad"/>
    </style:style>
    <style:style style:name="T111" style:family="text">
      <style:text-properties officeooo:rsid="00feeee9"/>
    </style:style>
    <style:style style:name="T112" style:family="text">
      <style:text-properties officeooo:rsid="010090bd"/>
    </style:style>
    <style:style style:name="T113" style:family="text">
      <style:text-properties officeooo:rsid="01014bbd"/>
    </style:style>
    <style:style style:name="T114" style:family="text">
      <style:text-properties officeooo:rsid="0105e7bf"/>
    </style:style>
    <style:style style:name="T115" style:family="text">
      <style:text-properties officeooo:rsid="01064ff5"/>
    </style:style>
    <style:style style:name="T116" style:family="text">
      <style:text-properties officeooo:rsid="0106e2d5"/>
    </style:style>
    <style:style style:name="T117" style:family="text">
      <style:text-properties officeooo:rsid="0107a302"/>
    </style:style>
    <style:style style:name="T118" style:family="text">
      <style:text-properties officeooo:rsid="010857b0"/>
    </style:style>
    <style:style style:name="T119" style:family="text">
      <style:text-properties officeooo:rsid="01097b1b"/>
    </style:style>
    <style:style style:name="T120" style:family="text">
      <style:text-properties officeooo:rsid="01107cfc"/>
    </style:style>
    <style:style style:name="T121" style:family="text">
      <style:text-properties officeooo:rsid="0111a3eb"/>
    </style:style>
    <style:style style:name="T122" style:family="text">
      <style:text-properties officeooo:rsid="01142118"/>
    </style:style>
    <style:style style:name="T123" style:family="text">
      <style:text-properties officeooo:rsid="0114e23d"/>
    </style:style>
    <style:style style:name="T124" style:family="text">
      <style:text-properties officeooo:rsid="011924e3"/>
    </style:style>
    <style:style style:name="T125" style:family="text">
      <style:text-properties officeooo:rsid="0119a7b2"/>
    </style:style>
    <style:style style:name="T126" style:family="text">
      <style:text-properties officeooo:rsid="012283ce"/>
    </style:style>
    <style:style style:name="T127" style:family="text">
      <style:text-properties officeooo:rsid="01239b71"/>
    </style:style>
    <style:style style:name="T128" style:family="text">
      <style:text-properties officeooo:rsid="01253c3b"/>
    </style:style>
    <style:style style:name="T129" style:family="text">
      <style:text-properties fo:font-weight="normal" officeooo:rsid="01253c3b" style:font-weight-asian="normal" style:font-weight-complex="normal"/>
    </style:style>
    <style:style style:name="T130" style:family="text">
      <style:text-properties officeooo:rsid="01297201"/>
    </style:style>
    <style:style style:name="T131" style:family="text">
      <style:text-properties officeooo:rsid="012b0b73"/>
    </style:style>
    <style:style style:name="T132" style:family="text">
      <style:text-properties officeooo:rsid="012c522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/>
      <text:p text:style-name="P114"/>
      <text:p text:style-name="P114"/>
      <text:p text:style-name="P54"/>
      <text:p text:style-name="P115"><text:bookmark-start text:name="__RefHeading__1715_367898948"/>ebusd<text:bookmark-end text:name="__RefHeading__1715_367898948"/></text:p>
      <text:p text:style-name="P51"><text:span text:style-name="T107">(ein </text:span><text:span text:style-name="T107">Daemon</text:span><text:span text:style-name="T107"> für den eBus)</text:span></text:p>
      <text:p text:style-name="P53"/>
      <text:p text:style-name="P52"><text:span text:style-name="T110">v</text:span><text:span text:style-name="T109">0.1</text:span></text:p>
      <text:p text:style-name="P53"/>
      <text:p text:style-name="P53">von</text:p>
      <text:p text:style-name="P53"/>
      <text:p text:style-name="P53">Roland Jax</text:p>
      <text:p text:style-name="P55"/>
      <text:p text:style-name="P55"/>
      <text:p text:style-name="P55"/>
      <text:p text:style-name="P55"/>
      <text:p text:style-name="P55"/>
      <text:p text:style-name="P5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6"><text:a xlink:type="simple" xlink:href="#__RefHeading__1719_367898948" text:style-name="Index_20_Link" text:visited-style-name="Index_20_Link">ebus - ebusd<text:tab/>2</text:a></text:p>
          <text:p text:style-name="P116"><text:a xlink:type="simple" xlink:href="#__RefHeading__1717_367898948" text:style-name="Index_20_Link" text:visited-style-name="Index_20_Link">Features<text:tab/>2</text:a></text:p>
          <text:p text:style-name="P116"><text:a xlink:type="simple" xlink:href="#__RefHeading__1721_367898948" text:style-name="Index_20_Link" text:visited-style-name="Index_20_Link">Build<text:tab/>2</text:a></text:p>
          <text:p text:style-name="P116"><text:a xlink:type="simple" xlink:href="#__RefHeading__1727_367898948" text:style-name="Index_20_Link" text:visited-style-name="Index_20_Link">Daemon Konfiguration<text:tab/>3</text:a></text:p>
          <text:p text:style-name="P117"><text:a xlink:type="simple" xlink:href="#__RefHeading__1783_367898948" text:style-name="Index_20_Link" text:visited-style-name="Index_20_Link">Optionen der Kommandozeile<text:tab/>3</text:a></text:p>
          <text:p text:style-name="P117"><text:a xlink:type="simple" xlink:href="#__RefHeading__1785_367898948" text:style-name="Index_20_Link" text:visited-style-name="Index_20_Link">Optionen in der Konfigurationsdatei<text:tab/>4</text:a></text:p>
          <text:p text:style-name="P116"><text:a xlink:type="simple" xlink:href="#__RefHeading__1729_367898948" text:style-name="Index_20_Link" text:visited-style-name="Index_20_Link">Kommando Konfiguration<text:tab/>5</text:a></text:p>
          <text:p text:style-name="P117"><text:a xlink:type="simple" xlink:href="#__RefHeading__1787_367898948" text:style-name="Index_20_Link" text:visited-style-name="Index_20_Link">Nachrichten Kopf<text:tab/>5</text:a></text:p>
          <text:p text:style-name="P117"><text:a xlink:type="simple" xlink:href="#__RefHeading__1789_367898948" text:style-name="Index_20_Link" text:visited-style-name="Index_20_Link">Wiederholgruppe<text:tab/>5</text:a></text:p>
          <text:p text:style-name="P117"><text:a xlink:type="simple" xlink:href="#__RefHeading__1791_367898948" text:style-name="Index_20_Link" text:visited-style-name="Index_20_Link">Datentypen<text:tab/>6</text:a></text:p>
          <text:p text:style-name="P116"><text:a xlink:type="simple" xlink:href="#__RefHeading__1731_367898948" text:style-name="Index_20_Link" text:visited-style-name="Index_20_Link">telnet Schnittstelle<text:tab/>6</text:a></text:p>
          <text:p text:style-name="P116"><text:a xlink:type="simple" xlink:href="#__RefHeading__1733_367898948" text:style-name="Index_20_Link" text:visited-style-name="Index_20_Link">Sonstiges<text:tab/>7</text:a></text:p>
        </text:index-body>
      </text:table-of-content>
      <text:p text:style-name="P55"/>
      <text:h text:style-name="P156" text:outline-level="1"><text:bookmark-start text:name="__RefHeading__1719_367898948"/><text:span text:style-name="T111">e</text:span><text:span text:style-name="T18">bus</text:span><text:span text:style-name="T108"> </text:span><text:span text:style-name="T111">- ebusd</text:span><text:bookmark-end text:name="__RefHeading__1719_367898948"/></text:h>
      <text:p text:style-name="P33"><text:span text:style-name="T5">ebus</text:span><text:span text:style-name="T3"> steht für Energie Bus und wird in Heizungssystemen eingesetzt. </text:span><text:span text:style-name="T73">Ein </text:span><text:span text:style-name="T3">serielle</text:span><text:span text:style-name="T73">r</text:span><text:span text:style-name="T3"> Bus </text:span><text:span text:style-name="T7">dient </text:span><text:span text:style-name="T73">dabei </text:span><text:span text:style-name="T7">zum Austausch von</text:span><text:span text:style-name="T3"> Nachrichten </text:span><text:span text:style-name="T7">zwischen den einzelnen</text:span><text:span text:style-name="T3"> </text:span><text:span text:style-name="T14">Bus </text:span><text:span text:style-name="T3">Teilnehmer</text:span><text:span text:style-name="T14">n</text:span><text:span text:style-name="T3">. </text:span><text:span text:style-name="T8">Es gibt sowohl aktive (Master) </text:span><text:span text:style-name="T14">als</text:span><text:span text:style-name="T8"> auch passive (Slave) Teilnehmer am Bus. Ein Teilnehmer kann gleichzeitig Master und Slave sein.</text:span></text:p>
      <text:p text:style-name="P34"><text:span text:style-name="T9">Über einen ebus-Adapter (usb, lan) tritt der</text:span><text:span text:style-name="T3"> </text:span><text:span text:style-name="T5">ebusd</text:span><text:span text:style-name="T3"> (ebus Daemon) </text:span><text:span text:style-name="T9">als zusätzlicher, aktiver Teilnehmer </text:span><text:span text:style-name="T11">a</text:span><text:span text:style-name="T9">m ebus auf. Er liest dabei die laufende Kommunikation </text:span><text:span text:style-name="T73">mit </text:span><text:span text:style-name="T9">und kann den Inhalt definierte</text:span><text:span text:style-name="T10">r</text:span><text:span text:style-name="T9">, zyklische</text:span><text:span text:style-name="T10">r</text:span><text:span text:style-name="T9"> Nachrichten für die weiter Verarbeitung zwischenspeichern. </text:span><text:span text:style-name="T10">Über eine </text:span><text:span text:style-name="T73">TCP Socket Verbindung</text:span><text:span text:style-name="T10"> </text:span><text:span text:style-name="T73">(telnet) </text:span><text:span text:style-name="T10">können dem Daemon</text:span><text:span text:style-name="T11"> Befehle (ebus Befehle in </text:span><text:span text:style-name="T14">lesbarer</text:span><text:span text:style-name="T11"> Form) zur aktiven Ausführung gesendet werden. </text:span><text:span text:style-name="T12">Nach Abarbeitung werden dem Absender die gewünschten Daten rückgemeldet. </text:span><text:span text:style-name="T15">Zur Zeit nimmt d</text:span><text:span text:style-name="T9">er </text:span><text:span text:style-name="T13">Daemon</text:span><text:span text:style-name="T9"> </text:span><text:span text:style-name="T73">selbst </text:span><text:span text:style-name="T9">keine Befehle </text:span><text:span text:style-name="T73">vom </text:span><text:span text:style-name="T9">ebus </text:span><text:span text:style-name="T15">entgegen</text:span><text:span text:style-name="T9">.</text:span></text:p>
      <text:p text:style-name="P43"><text:span text:style-name="T28">I</text:span><text:span text:style-name="T26">n Sachen </text:span><text:span text:style-name="T28">ebus Befehle kocht j</text:span><text:span text:style-name="T26">eder Heizungshersteller sein eigenes Süppchen. </text:span><text:span text:style-name="T73">Der Daemon benötigt deshalb für jeden Heizungshersteller abgestimmte </text:span><text:span text:style-name="T27">Konfigurationsdateien </text:span><text:span text:style-name="T73">in einem bestimmten </text:span><text:span text:style-name="T27">Forma</text:span><text:span text:style-name="T73">t.</text:span></text:p>
      <text:h text:style-name="Heading_20_1" text:outline-level="1"><text:bookmark-start text:name="__RefHeading__1717_367898948"/><text:span text:style-name="T111">F</text:span>eatures<text:bookmark-end text:name="__RefHeading__1717_367898948"/></text:h>
      <text:p text:style-name="P7">daemon</text:p>
      <text:list xml:id="list1615598729" text:style-name="L1">
        <text:list-item>
          <text:p text:style-name="P118">Logfile mit Logging Klassen</text:p>
        </text:list-item>
        <text:list-item>
          <text:p text:style-name="P119">Aufzeichnung der ebus Nachrichten im RAW Format</text:p>
        </text:list-item>
        <text:list-item>
          <text:p text:style-name="P120">Konfiguration über Datei bzw. Kommandozeilen Optionen</text:p>
        </text:list-item>
        <text:list-item>
          <text:p text:style-name="P121"><text:span text:style-name="T48">Einlesen ein oder mehrer</text:span><text:span text:style-name="T49">er</text:span><text:span text:style-name="T48"> ebus Kommandodateien im CSV Format</text:span></text:p>
        </text:list-item>
      </text:list>
      <text:p text:style-name="P8"/>
      <text:p text:style-name="P47"><text:span text:style-name="T4">ebus</text:span> –<text:span text:style-name="T21"> </text:span><text:span text:style-name="T24">s</text:span><text:span text:style-name="T22">erielle Kommunikation auf dem ebus</text:span></text:p>
      <text:list xml:id="list1724794302" text:style-name="L2">
        <text:list-item>
          <text:p text:style-name="P126"><text:span text:style-name="T23">S</text:span><text:span text:style-name="T21">enden von </text:span>Broadcast (BC), Master-Master (MM) <text:span text:style-name="T21">u</text:span>nd Master-Slave (MS) <text:span text:style-name="T21">Nachrichten</text:span></text:p>
        </text:list-item>
        <text:list-item>
          <text:p text:style-name="P126">CRC <text:span text:style-name="T21">Berechnung für gesendete und empfangen Daten</text:span></text:p>
        </text:list-item>
        <text:list-item>
          <text:p text:style-name="P126"><text:span text:style-name="T24">Entfernen nicht erlaubte</text:span><text:span text:style-name="T25">r</text:span><text:span text:style-name="T24"> Byte </text:span><text:span text:style-name="T25">Se</text:span><text:span text:style-name="T24">quenzen im ebus Datenstrom</text:span></text:p>
        </text:list-item>
        <text:list-item>
          <text:p text:style-name="P129">Erkennen von Buskollisionen und Sendungswiederholung bei missglückten Sendeversuchen</text:p>
        </text:list-item>
        <text:list-item>
          <text:p text:style-name="P126"><text:span text:style-name="T25">Zwischenspeichern </text:span><text:span text:style-name="T39">von</text:span><text:span text:style-name="T25"> Daten zyklischer ebus Nachrichten</text:span></text:p>
        </text:list-item>
      </text:list>
      <text:p text:style-name="P50"/>
      <text:p text:style-name="P47"><text:span text:style-name="T4">telnet</text:span> – <text:span text:style-name="T26">Netzwerk Schnittstelle </text:span><text:span text:style-name="T35">zur </text:span><text:span text:style-name="T50">Interaktion</text:span></text:p>
      <text:list xml:id="list316847117" text:style-name="L3">
        <text:list-item>
          <text:p text:style-name="P131">Multiuser fähig</text:p>
        </text:list-item>
        <text:list-item>
          <text:p text:style-name="P127"><text:span text:style-name="T26">frei definierbarer TCP Port (</text:span><text:span text:style-name="T92">d</text:span><text:span text:style-name="T26">efault 8888)</text:span></text:p>
        </text:list-item>
        <text:list-item>
          <text:p text:style-name="P130"><text:span text:style-name="T88">Scriptfähi</text:span><text:span text:style-name="T93">g</text:span></text:p>
        </text:list-item>
      </text:list>
      <text:p text:style-name="P2"/>
      <text:h text:style-name="Heading_20_1" text:outline-level="1"><text:bookmark-start text:name="__RefHeading__1721_367898948"/><text:span text:style-name="T112">B</text:span>uild<text:bookmark-end text:name="__RefHeading__1721_367898948"/></text:h>
      <text:p text:style-name="P9">Für das Bauen sind die GNU Autotools notwendig. Bei fehlen einer notwendigen Komponente wird eine <text:s/>dementsprechende Fehlermeldung ausgegeben</text:p>
      <text:p text:style-name="P9"/>
      <text:p text:style-name="P9"/>
      <text:p text:style-name="P3"><text:soft-page-break/><text:span text:style-name="T20">D</text:span><text:span text:style-name="T37">er</text:span><text:span text:style-name="T20"> Sou</text:span><text:span text:style-name="T37">r</text:span><text:span text:style-name="T20">ce</text:span><text:span text:style-name="T37">code</text:span><text:span text:style-name="T20"> </text:span><text:span text:style-name="T37">kann direkt</text:span><text:span text:style-name="T20"> </text:span><text:span text:style-name="T36">aus dem SVN Repository bezogen </text:span><text:span text:style-name="T37">werden.</text:span></text:p>
      <text:p text:style-name="P10"/>
      <text:p text:style-name="P25">$ svn checkout https://openautomation.svn.sourceforge.net/svnroot/openautomation/tools/ebus/ebusd</text:p>
      <text:p text:style-name="P56"/>
      <text:p text:style-name="P11">Im Sourcecode Verzeichnis befindet sich ein Script zum automatischen kompilieren.</text:p>
      <text:p text:style-name="P2"/>
      <text:p text:style-name="P24">$ <text:span text:style-name="T20">cd ebusd</text:span></text:p>
      <text:p text:style-name="P24"><text:span text:style-name="T20">$ </text:span>./autogen.sh</text:p>
      <text:p text:style-name="P2"/>
      <text:p text:style-name="P36"><text:span text:style-name="T19">Diese Skript versucht die folgenden Befehle in der </text:span><text:span text:style-name="T38">angegebenen</text:span><text:span text:style-name="T19"> Reihenfolge abzuarbeiten.</text:span></text:p>
      <text:p text:style-name="P2"/>
      <text:p text:style-name="P24">$ aclocal</text:p>
      <text:p text:style-name="P24">$ autoconf</text:p>
      <text:p text:style-name="P24">$ autoheader</text:p>
      <text:p text:style-name="P24">$ automake</text:p>
      <text:p text:style-name="P24">$ ./configure</text:p>
      <text:p text:style-name="P24">$ make</text:p>
      <text:p text:style-name="P2"/>
      <text:h text:style-name="Heading_20_1" text:outline-level="1"><text:bookmark-start text:name="__RefHeading__1727_367898948"/><text:span text:style-name="T113">D</text:span>aemon <text:span text:style-name="T113">K</text:span>onfiguration<text:bookmark-end text:name="__RefHeading__1727_367898948"/></text:h>
      <text:p text:style-name="P37"><text:span text:style-name="T40">Der Daemon </text:span><text:span text:style-name="T41">ist mit einer </text:span><text:span text:style-name="T40">Default Konfiguration </text:span><text:span text:style-name="T41">ausgestattet</text:span><text:span text:style-name="T40">. </text:span><text:span text:style-name="T44">In der Konfigurationsdatei ebusd.conf können alle Optionen überschrieben werden. Mit den </text:span><text:span text:style-name="T43">Kommandozeilen Optionen </text:span><text:span text:style-name="T44">können nur die wichtigsten Einstellungen verändert werden.</text:span></text:p>
      <text:p text:style-name="P44">Priorität der möglichen Konfiguration:</text:p>
      <text:p text:style-name="P38"><text:span text:style-name="T46">e</text:span><text:span text:style-name="T45">ingebaute Konfiguration &lt; ebusd.conf &lt; Kommandozeilen Option</text:span></text:p>
      <text:p text:style-name="P42"><text:span text:style-name="T40">Bei</text:span><text:span text:style-name="T41">m Starten des </text:span><text:span text:style-name="T40">D</text:span>aemon<text:span text:style-name="T41">s</text:span> <text:span text:style-name="T41">ver</text:span><text:span text:style-name="T40">sucht </text:span><text:span text:style-name="T41">dieser </text:span><text:span text:style-name="T44">zuerst</text:span><text:span text:style-name="T42"> </text:span><text:span text:style-name="T41">die </text:span><text:span text:style-name="T44">Konfigurationsdatei</text:span><text:span text:style-name="T41"> </text:span><text:span text:style-name="T42">im Verzeichnis </text:span><text:span text:style-name="T40">/etc/</text:span>ebusd/ <text:span text:style-name="T41">zu öffnen. </text:span><text:span text:style-name="T43">Ist diese nicht vorhanden wird im Verzeichnis </text:span><text:span text:style-name="T47">des Daemons </text:span><text:span text:style-name="T43">nach </text:span><text:span text:style-name="T120">der</text:span><text:span text:style-name="T43"> </text:span><text:span text:style-name="T44">Konfigurationsdatei</text:span><text:span text:style-name="T43"> gesucht.</text:span></text:p>
      <text:p text:style-name="P39"><text:span text:style-name="T43">Über die möglichen Daemon Konfigurationen gibt die Konfigurationsdatei ebusd.conf selbst bzw. </text:span><text:span text:style-name="T47">der </text:span><text:span text:style-name="T43">Daemon </text:span><text:span text:style-name="T47">mit dem Aufruf ./ebusd </text:span><text:span text:style-name="T43">-h aus. </text:span><text:span text:style-name="T55">Kommentare sind mit einem # (Hash) zu kennzeichnen.</text:span></text:p>
      <text:h text:style-name="Heading_20_2" text:outline-level="2"><text:bookmark-start text:name="__RefHeading__1783_367898948"/><text:span text:style-name="T100">Optionen </text:span><text:span text:style-name="T101">der </text:span><text:span text:style-name="T47">Kommandozei</text:span><text:span text:style-name="T101">l</text:span><text:span text:style-name="T47">e</text:span><text:bookmark-end text:name="__RefHeading__1783_367898948"/></text:h>
      <text:p text:style-name="P28">$ ./ebusd -h</text:p>
      <text:p text:style-name="P26"/>
      <text:p text:style-name="P26">Usage: ebusd [OPTIONS] </text:p>
      <text:p text:style-name="P26"><text:s text:c="2"/>-a --address<text:tab/><text:tab/>bus address (0xFF) </text:p>
      <text:p text:style-name="P26"><text:s text:c="2"/>-c --cfgfdir<text:tab/><text:tab/>configuration directory of command files (/etc/ebusd) </text:p>
      <text:p text:style-name="P26"><text:s text:c="2"/>-C --cfgfile<text:tab/><text:tab/>daemon configuration file (/etc/ebusd/ebusd.conf) </text:p>
      <text:p text:style-name="P26"><text:s text:c="2"/>-d --device<text:tab/><text:tab/>serial device (/dev/ttyUSB0) </text:p>
      <text:p text:style-name="P26"><text:s text:c="2"/>-e --extension<text:tab/><text:tab/>extension of command files (csv) </text:p>
      <text:p text:style-name="P26"><text:span text:style-name="T96"><text:s text:c="2"/></text:span><text:span text:style-name="T97">-f --foreground<text:tab/><text:tab/>run in foreground </text:span></text:p>
      <text:p text:style-name="P26"><text:s text:c="2"/>-l --loglevel<text:tab/><text:tab/>log level (INF | INF, NOT, WAR, ERR, DBG, EBH, EBS, NET, ALL) </text:p>
      <text:p text:style-name="P26"><text:s text:c="2"/>-L --logfile<text:tab/><text:tab/>log file (/var/log/ebusd.log) </text:p>
      <text:p text:style-name="P26"><text:s text:c="2"/>-P --pidfile<text:tab/><text:tab/>pid file (/var/run/ebusd.pid) </text:p>
      <text:p text:style-name="P26"><text:s text:c="2"/>-p --port<text:tab/><text:tab/>port (8888) </text:p>
      <text:p text:style-name="P26"><text:s text:c="2"/>-r --rawdump<text:tab/><text:tab/>dump raw ebus data to file </text:p>
      <text:p text:style-name="P26"><text:s text:c="2"/>-R --rawfile<text:tab/><text:tab/>raw file (/tmp/ebusd.bin) </text:p>
      <text:p text:style-name="P26"><text:s text:c="2"/>-s --showraw<text:tab/><text:tab/>print raw data </text:p>
      <text:p text:style-name="P26"><text:s text:c="2"/>-S --settings<text:tab/><text:tab/>print daemon settings </text:p>
      <text:p text:style-name="P26"><text:s text:c="2"/>-v --version<text:tab/><text:tab/>print version information </text:p>
      <text:p text:style-name="P27"><text:s text:c="2"/>-h --help<text:tab/><text:tab/>print this message</text:p>
      <text:h text:style-name="Heading_20_2" text:outline-level="2"><text:bookmark-start text:name="__RefHeading__1785_367898948"/><text:soft-page-break/><text:span text:style-name="T102">Optionen </text:span><text:span text:style-name="T103">in </text:span><text:span text:style-name="T102">der</text:span> <text:span text:style-name="T99">Konfigurationsdatei</text:span><text:bookmark-end text:name="__RefHeading__1785_367898948"/></text:h>
      <text:p text:style-name="P29"/>
      <text:p text:style-name="P29">$ cat ebusd.conf</text:p>
      <text:p text:style-name="P29"><text:s/></text:p>
      <text:p text:style-name="P29"># configuration file for ebusd </text:p>
      <text:p text:style-name="P29"/>
      <text:p text:style-name="P29"># bus address (FF) </text:p>
      <text:p text:style-name="P29">address=FF </text:p>
      <text:p text:style-name="P29"/>
      <text:p text:style-name="P29"># configuration directory of command files (/etc/ebusd) </text:p>
      <text:p text:style-name="P29">cfgdir=/etc/ebusd </text:p>
      <text:p text:style-name="P29"/>
      <text:p text:style-name="P29"># serial device (/dev/ttyUSB0) </text:p>
      <text:p text:style-name="P29">device=/dev/ttyUSB0 </text:p>
      <text:p text:style-name="P29"/>
      <text:p text:style-name="P29"># extension of command files (csv) </text:p>
      <text:p text:style-name="P29">#extension=csv </text:p>
      <text:p text:style-name="P29"/>
      <text:p text:style-name="P29"># run in foreground (NO | YES/NO) </text:p>
      <text:p text:style-name="P27"><text:span text:style-name="T104">f</text:span><text:span text:style-name="T98">oreground=NO </text:span></text:p>
      <text:p text:style-name="P29"/>
      <text:p text:style-name="P29"># log level (INF | INF, NOT, WAR, ERR, DBG, EBH, EBS, NET, ALL) </text:p>
      <text:p text:style-name="P29">loglevel=INF </text:p>
      <text:p text:style-name="P29"/>
      <text:p text:style-name="P29"># log file (/var/log/ebusd.log) </text:p>
      <text:p text:style-name="P29">logfile=/var/log/ebusd.log </text:p>
      <text:p text:style-name="P29"/>
      <text:p text:style-name="P29"># pid file (/var/run/ebusd.pid)</text:p>
      <text:p text:style-name="P29">pidfile=/var/run/ebusd.pid </text:p>
      <text:p text:style-name="P29"/>
      <text:p text:style-name="P29"># port (8888) </text:p>
      <text:p text:style-name="P29">port=8888 </text:p>
      <text:p text:style-name="P29"/>
      <text:p text:style-name="P29"># dump raw ebus data to file (NO | YES/NO) </text:p>
      <text:p text:style-name="P29">rawdump=NO </text:p>
      <text:p text:style-name="P29"/>
      <text:p text:style-name="P29"># raw file (/tmp/ebusd.bin) </text:p>
      <text:p text:style-name="P29">awfile=/tmp/ebusd.bin </text:p>
      <text:p text:style-name="P29"/>
      <text:p text:style-name="P29"># print raw data (NO | YES/NO) </text:p>
      <text:p text:style-name="P29">showraw=NO </text:p>
      <text:p text:style-name="P29"/>
      <text:p text:style-name="P29"># print daemon settings (NO | YES/NO) </text:p>
      <text:p text:style-name="P29">settings=NO </text:p>
      <text:p text:style-name="P29"/>
      <text:p text:style-name="P29"># retry getting bus (3 | max: 10) </text:p>
      <text:p text:style-name="P29">get_retry=3 </text:p>
      <text:p text:style-name="P29"/>
      <text:p text:style-name="P29"># skipped ACK bytes after get-bus error (1) </text:p>
      <text:p text:style-name="P29">skip_ack=1 </text:p>
      <text:p text:style-name="P29"/>
      <text:p text:style-name="P29"># wait time for QQ compare (4000 uesc) </text:p>
      <text:p text:style-name="P29">max_wait=4000 </text:p>
      <text:p text:style-name="P29"/>
      <text:p text:style-name="P29"># retry sending msg (2 | max: 10) </text:p>
      <text:p text:style-name="P29">send_retry=2 </text:p>
      <text:p text:style-name="P29"/>
      <text:p text:style-name="P29"># number of printed hex bytes (30) </text:p>
      <text:p text:style-name="P29">print_size=30 </text:p>
      <text:p text:style-name="P45"/>
      <text:p text:style-name="P17"><text:span text:style-name="T118">Die</text:span><text:span text:style-name="T105"> </text:span><text:span text:style-name="T106">Konfigurationsdatei </text:span><text:span text:style-name="T117">ebusd.conf</text:span><text:span text:style-name="T116"> </text:span><text:span text:style-name="T105">befindet sich im Unterverzeichnis contrib.</text:span></text:p>
      <text:p text:style-name="P45"/>
      <text:p text:style-name="P45"/>
      <text:h text:style-name="Heading_20_1" text:outline-level="1"><text:bookmark-start text:name="__RefHeading__1729_367898948"/><text:soft-page-break/><text:span text:style-name="T17">K</text:span><text:span text:style-name="T16">ommand</text:span><text:span text:style-name="T17">o K</text:span><text:span text:style-name="T16">onfiguration</text:span><text:bookmark-end text:name="__RefHeading__1729_367898948"/></text:h>
      <text:p text:style-name="P40"><text:span text:style-name="T48">D</text:span><text:span text:style-name="T51">er Aufbau einer csv Datei folgt der im Daemon verwendeten Strukturen.</text:span></text:p>
      <text:p text:style-name="P41"><text:span text:style-name="T74">Als Feldtrennzeichen wird das Semikolon ; verwendet. Der Daemon verlangt in jeder Spalte einen Wert. Falls kein Wert </text:span><text:span text:style-name="T75">vorhanden dient der</text:span><text:span text:style-name="T74"> Bindestrich – als Füllzeichen.</text:span></text:p>
      <text:p text:style-name="P40"><text:span text:style-name="T52">Jeder Befehl besteht aus einem Nachrichten Kopf und einem variablen Teil (Wiederholgruppe). Im Kopf sind </text:span><text:span text:style-name="T53">dabei </text:span><text:span text:style-name="T52">alle Daten, welche für die Verarbeitung der Nachricht notwendig sind. In der anschließenden Wiederholgruppe werden die Nutzdaten definiert.</text:span></text:p>
      <text:h text:style-name="Heading_20_2" text:outline-level="2"><text:bookmark-start text:name="__RefHeading__1787_367898948"/>Nachrichten Kopf<text:bookmark-end text:name="__RefHeading__1787_367898948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header-rows>
          <table:table-row>
            <table:table-cell table:style-name="Tabelle7.A1" office:value-type="string">
              <text:p text:style-name="P105">Typ</text:p>
            </table:table-cell>
            <table:table-cell table:style-name="Tabelle7.A1" office:value-type="string">
              <text:p text:style-name="P107">Name</text:p>
            </table:table-cell>
            <table:table-cell table:style-name="Tabelle7.A1" office:value-type="string">
              <text:p text:style-name="P109">Beschreibung</text:p>
            </table:table-cell>
            <table:table-cell table:style-name="Tabelle7.D1" office:value-type="string">
              <text:p text:style-name="P103"><text:span text:style-name="T54">Beispiel</text:span><text:span text:style-name="T69">e</text:span></text:p>
            </table:table-cell>
          </table:table-row>
        </table:table-header-rows>
        <table:table-row>
          <table:table-cell table:style-name="Tabelle7.A2" office:value-type="string">
            <text:p text:style-name="P67"><text:span text:style-name="T76">c</text:span><text:span text:style-name="T60">har </text:span><text:span text:style-name="T76">[3]</text:span></text:p>
          </table:table-cell>
          <table:table-cell table:style-name="Tabelle7.B2" office:value-type="string">
            <text:p text:style-name="P76">type</text:p>
          </table:table-cell>
          <table:table-cell table:style-name="Tabelle7.C2" office:value-type="string">
            <text:p text:style-name="P78">Typ des Befehls</text:p>
          </table:table-cell>
          <table:table-cell table:style-name="Tabelle7.D2" office:value-type="string">
            <text:p text:style-name="P77">get, set, cyc</text:p>
          </table:table-cell>
        </table:table-row>
        <table:table-row>
          <table:table-cell table:style-name="Tabelle7.A3" office:value-type="string">
            <text:p text:style-name="P67"><text:span text:style-name="T76">c</text:span><text:span text:style-name="T60">har </text:span><text:span text:style-name="T76">[</text:span><text:span text:style-name="T122">20</text:span><text:span text:style-name="T76">]</text:span></text:p>
          </table:table-cell>
          <table:table-cell table:style-name="Tabelle7.B3" office:value-type="string">
            <text:p text:style-name="P80">class</text:p>
          </table:table-cell>
          <table:table-cell table:style-name="Tabelle7.C3" office:value-type="string">
            <text:p text:style-name="P78">Klasse</text:p>
          </table:table-cell>
          <table:table-cell table:style-name="Tabelle7.D3" office:value-type="string">
            <text:p text:style-name="P68"><text:span text:style-name="T56">ci, amu, cir2, </text:span><text:span text:style-name="T57">mv</text:span></text:p>
          </table:table-cell>
        </table:table-row>
        <table:table-row>
          <table:table-cell table:style-name="Tabelle7.A4" office:value-type="string">
            <text:p text:style-name="P67"><text:span text:style-name="T76">c</text:span><text:span text:style-name="T60">har </text:span><text:span text:style-name="T76">[30]</text:span></text:p>
          </table:table-cell>
          <table:table-cell table:style-name="Tabelle7.B4" office:value-type="string">
            <text:p text:style-name="P81">cmd</text:p>
          </table:table-cell>
          <table:table-cell table:style-name="Tabelle7.C4" office:value-type="string">
            <text:p text:style-name="P82">Befehl</text:p>
          </table:table-cell>
          <table:table-cell table:style-name="Tabelle7.D4" office:value-type="string">
            <text:p text:style-name="P69"><text:span text:style-name="T58">p</text:span><text:span text:style-name="T57">assword, holiday_period, at_temp</text:span></text:p>
          </table:table-cell>
        </table:table-row>
        <table:table-row>
          <table:table-cell table:style-name="Tabelle7.A5" office:value-type="string">
            <text:p text:style-name="P67"><text:span text:style-name="T76">c</text:span><text:span text:style-name="T60">har </text:span><text:span text:style-name="T76">[256]</text:span></text:p>
          </table:table-cell>
          <table:table-cell table:style-name="Tabelle7.B5" office:value-type="string">
            <text:p text:style-name="P83">com</text:p>
          </table:table-cell>
          <table:table-cell table:style-name="Tabelle7.C5" office:value-type="string">
            <text:p text:style-name="P84">Beschreibung des Befehls</text:p>
          </table:table-cell>
          <table:table-cell table:style-name="Tabelle7.D5" office:value-type="string">
            <text:p text:style-name="P85">-</text:p>
          </table:table-cell>
        </table:table-row>
        <table:table-row>
          <table:table-cell table:style-name="Tabelle7.A6" office:value-type="string">
            <text:p text:style-name="P79">int</text:p>
          </table:table-cell>
          <table:table-cell table:style-name="Tabelle7.B6" office:value-type="string">
            <text:p text:style-name="P65"><text:span text:style-name="T59">s_</text:span><text:span text:style-name="T54">type</text:span></text:p>
          </table:table-cell>
          <table:table-cell table:style-name="Tabelle7.C6" office:value-type="string">
            <text:p text:style-name="P113">ebus Nachrichten Typ</text:p>
          </table:table-cell>
          <table:table-cell table:style-name="Tabelle7.D6" office:value-type="string">
            <text:p text:style-name="P60">1 (Broadcast)</text:p>
            <text:p text:style-name="P60">2 (Master-Master)</text:p>
            <text:p text:style-name="P59"><text:span text:style-name="T3">3 </text:span><text:span text:style-name="T59">(Master-Slave)</text:span></text:p>
          </table:table-cell>
        </table:table-row>
        <table:table-row>
          <table:table-cell table:style-name="Tabelle7.A7" office:value-type="string">
            <text:p text:style-name="P67"><text:span text:style-name="T76">c</text:span><text:span text:style-name="T60">har </text:span><text:span text:style-name="T76">[2]</text:span></text:p>
          </table:table-cell>
          <table:table-cell table:style-name="Tabelle7.B7" office:value-type="string">
            <text:p text:style-name="P86">s_zz</text:p>
          </table:table-cell>
          <table:table-cell table:style-name="Tabelle7.C7" office:value-type="string">
            <text:p text:style-name="P57"><text:span text:style-name="T60">A</text:span><text:span text:style-name="T3">dress</text:span><text:span text:style-name="T60">e</text:span><text:span text:style-name="T3"> </text:span><text:span text:style-name="T60">des</text:span><text:span text:style-name="T3"> </text:span><text:span text:style-name="T60">Slave</text:span></text:p>
          </table:table-cell>
          <table:table-cell table:style-name="Tabelle7.D7" office:value-type="string">
            <text:p text:style-name="P70"><text:span text:style-name="T60">(</text:span><text:span text:style-name="T64">hex</text:span><text:span text:style-name="T60">) 08, 15 </text:span></text:p>
          </table:table-cell>
        </table:table-row>
        <table:table-row>
          <table:table-cell table:style-name="Tabelle7.A8" office:value-type="string">
            <text:p text:style-name="P67"><text:span text:style-name="T76">c</text:span><text:span text:style-name="T60">har </text:span><text:span text:style-name="T76">[4]</text:span></text:p>
          </table:table-cell>
          <table:table-cell table:style-name="Tabelle7.B8" office:value-type="string">
            <text:p text:style-name="P86">s_cmd</text:p>
          </table:table-cell>
          <table:table-cell table:style-name="Tabelle7.C8" office:value-type="string">
            <text:p text:style-name="P57"><text:span text:style-name="T63">Primär und Sekundär </text:span><text:span text:style-name="T66">ebus </text:span><text:span text:style-name="T63">Befehl</text:span></text:p>
          </table:table-cell>
          <table:table-cell table:style-name="Tabelle7.D8" office:value-type="string">
            <text:p text:style-name="P87">(hex) B509 </text:p>
          </table:table-cell>
        </table:table-row>
        <table:table-row>
          <table:table-cell table:style-name="Tabelle7.A9" office:value-type="string">
            <text:p text:style-name="P64"><text:span text:style-name="T65">i</text:span><text:span text:style-name="T60">n</text:span><text:span text:style-name="T61">t</text:span></text:p>
          </table:table-cell>
          <table:table-cell table:style-name="Tabelle7.B9" office:value-type="string">
            <text:p text:style-name="P86">s_len</text:p>
          </table:table-cell>
          <table:table-cell table:style-name="Tabelle7.C9" office:value-type="string">
            <text:p text:style-name="P58"><text:span text:style-name="T62">Anzahl Datenbytes </text:span><text:span text:style-name="T65">des Befehls</text:span></text:p>
          </table:table-cell>
          <table:table-cell table:style-name="Tabelle7.D9" office:value-type="string">
            <text:p text:style-name="P88">3</text:p>
          </table:table-cell>
        </table:table-row>
        <table:table-row>
          <table:table-cell table:style-name="Tabelle7.A10" office:value-type="string">
            <text:p text:style-name="P67"><text:span text:style-name="T76">c</text:span><text:span text:style-name="T60">har </text:span><text:span text:style-name="T76">[32]</text:span></text:p>
          </table:table-cell>
          <table:table-cell table:style-name="Tabelle7.B10" office:value-type="string">
            <text:p text:style-name="P89">s_msg</text:p>
          </table:table-cell>
          <table:table-cell table:style-name="Tabelle7.C10" office:value-type="string">
            <text:p text:style-name="P61">Datenbytes des Befehls</text:p>
          </table:table-cell>
          <table:table-cell table:style-name="Tabelle7.D10" office:value-type="string">
            <text:p text:style-name="P71"><text:span text:style-name="T67">(hex) </text:span><text:span text:style-name="T68">0D2C00</text:span></text:p>
          </table:table-cell>
        </table:table-row>
        <table:table-row>
          <table:table-cell table:style-name="Tabelle7.A11" office:value-type="string">
            <text:p text:style-name="P89">int</text:p>
          </table:table-cell>
          <table:table-cell table:style-name="Tabelle7.B11" office:value-type="string">
            <text:p text:style-name="P89">d_len</text:p>
          </table:table-cell>
          <table:table-cell table:style-name="Tabelle7.C11" office:value-type="string">
            <text:p text:style-name="P62">Anzahl der Elemente der Wiederholgruppe</text:p>
          </table:table-cell>
          <table:table-cell table:style-name="Tabelle7.D11" office:value-type="string">
            <text:p text:style-name="P90">4</text:p>
          </table:table-cell>
        </table:table-row>
      </table:table>
      <text:p text:style-name="P23"/>
      <text:h text:style-name="Heading_20_2" text:outline-level="2"><text:bookmark-start text:name="__RefHeading__1789_367898948"/>Wiederholgruppe<text:bookmark-end text:name="__RefHeading__1789_367898948"/></text:h>
      <text:p text:style-name="P22">Für jedes Element der Wiederholgruppe gilt folgender Aufbau.</text:p>
      <text:p text:style-name="P22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06">Typ</text:p>
          </table:table-cell>
          <table:table-cell table:style-name="Tabelle3.A1" office:value-type="string">
            <text:p text:style-name="P108">Name</text:p>
          </table:table-cell>
          <table:table-cell table:style-name="Tabelle3.A1" office:value-type="string">
            <text:p text:style-name="P110">Beschreibung</text:p>
          </table:table-cell>
          <table:table-cell table:style-name="Tabelle3.D1" office:value-type="string">
            <text:p text:style-name="P104"><text:span text:style-name="T54">Beispiel</text:span><text:span text:style-name="T69">e</text:span></text:p>
          </table:table-cell>
        </table:table-row>
        <table:table-row>
          <table:table-cell table:style-name="Tabelle3.A2" office:value-type="string">
            <text:p text:style-name="P66"><text:span text:style-name="T76">c</text:span><text:span text:style-name="T60">har </text:span><text:span text:style-name="T76">[20]</text:span></text:p>
          </table:table-cell>
          <table:table-cell table:style-name="Tabelle3.B2" office:value-type="string">
            <text:p text:style-name="P91">d_sub</text:p>
          </table:table-cell>
          <table:table-cell table:style-name="Tabelle3.C2" office:value-type="string">
            <text:p text:style-name="P93">Unterbefehl</text:p>
          </table:table-cell>
          <table:table-cell table:style-name="Tabelle3.D2" office:value-type="string">
            <text:p text:style-name="P94">pin1, temp, stat,..</text:p>
          </table:table-cell>
        </table:table-row>
        <table:table-row>
          <table:table-cell table:style-name="Tabelle3.A3" office:value-type="string">
            <text:p text:style-name="P67"><text:span text:style-name="T76">c</text:span><text:span text:style-name="T60">har </text:span><text:span text:style-name="T76">[</text:span><text:span text:style-name="T131">2</text:span><text:span text:style-name="T76">]</text:span></text:p>
          </table:table-cell>
          <table:table-cell table:style-name="Tabelle3.B3" office:value-type="string">
            <text:p text:style-name="P92">d_p<text:span text:style-name="T131">art</text:span></text:p>
          </table:table-cell>
          <table:table-cell table:style-name="Tabelle3.C3" office:value-type="string">
            <text:p text:style-name="P95"><text:span text:style-name="T131">Quelle</text:span> de<text:span text:style-name="T131">s</text:span> Datenbytes</text:p>
          </table:table-cell>
          <table:table-cell table:style-name="Tabelle3.D3" office:value-type="string">
            <text:p text:style-name="P142"><text:span text:style-name="T131">MD </text:span><text:span text:style-name="T132">(MasterDaten)</text:span><text:span text:style-name="T131">, SA </text:span><text:span text:style-name="T132">(SlaveACK)</text:span></text:p>
            <text:p text:style-name="P142"><text:span text:style-name="T131">SD </text:span><text:span text:style-name="T132">(SlaveDaten)</text:span><text:span text:style-name="T131">, </text:span><text:span text:style-name="T132">M</text:span><text:span text:style-name="T131">A </text:span><text:span text:style-name="T132">(MasterACK)</text:span></text:p>
          </table:table-cell>
        </table:table-row>
        <table:table-row>
          <table:table-cell table:style-name="Tabelle3.A4" office:value-type="string">
            <text:p text:style-name="P67"><text:span text:style-name="T76">c</text:span><text:span text:style-name="T60">har </text:span><text:span text:style-name="T76">[10]</text:span></text:p>
          </table:table-cell>
          <table:table-cell table:style-name="Tabelle3.B4" office:value-type="string">
            <text:p text:style-name="P92">d_pos</text:p>
          </table:table-cell>
          <table:table-cell table:style-name="Tabelle3.C4" office:value-type="string">
            <text:p text:style-name="P95">Position der Datenbytes</text:p>
          </table:table-cell>
          <table:table-cell table:style-name="Tabelle3.D4" office:value-type="string">
            <text:p text:style-name="P95">1,2 oder 9,7,6</text:p>
          </table:table-cell>
        </table:table-row>
        <table:table-row>
          <table:table-cell table:style-name="Tabelle3.A5" office:value-type="string">
            <text:p text:style-name="P67"><text:span text:style-name="T76">c</text:span><text:span text:style-name="T60">har </text:span><text:span text:style-name="T76">[3]</text:span></text:p>
          </table:table-cell>
          <table:table-cell table:style-name="Tabelle3.B5" office:value-type="string">
            <text:p text:style-name="P145">d_type</text:p>
          </table:table-cell>
          <table:table-cell table:style-name="Tabelle3.C5" office:value-type="string">
            <text:p text:style-name="P146">Datentyp</text:p>
          </table:table-cell>
          <table:table-cell table:style-name="Tabelle3.D5" office:value-type="string">
            <text:p text:style-name="P147"><text:span text:style-name="T71">a</text:span><text:span text:style-name="T70">sc, bcd, </text:span><text:span text:style-name="T72">d2c,..</text:span></text:p>
          </table:table-cell>
        </table:table-row>
        <table:table-row>
          <table:table-cell table:style-name="Tabelle3.A6" office:value-type="string">
            <text:p text:style-name="P145">float</text:p>
          </table:table-cell>
          <table:table-cell table:style-name="Tabelle3.B6" office:value-type="string">
            <text:p text:style-name="P148">d_fac</text:p>
          </table:table-cell>
          <table:table-cell table:style-name="Tabelle3.C7" office:value-type="string">
            <text:p text:style-name="P150">Beschreibung des Befehls</text:p>
          </table:table-cell>
          <table:table-cell table:style-name="Tabelle3.D6" office:value-type="string">
            <text:p text:style-name="P95">1.0, 0.02</text:p>
          </table:table-cell>
        </table:table-row>
        <table:table-row>
          <table:table-cell table:style-name="Tabelle3.A7" office:value-type="string">
            <text:p text:style-name="P67"><text:span text:style-name="T76">c</text:span><text:span text:style-name="T60">har </text:span><text:span text:style-name="T76">[6]</text:span></text:p>
          </table:table-cell>
          <table:table-cell table:style-name="Tabelle3.B7" office:value-type="string">
            <text:p text:style-name="P149">d_unit</text:p>
          </table:table-cell>
          <table:table-cell table:style-name="Tabelle3.C7" office:value-type="string">
            <text:p text:style-name="P153">Einheit des Wertes</text:p>
          </table:table-cell>
          <table:table-cell table:style-name="Tabelle3.D7" office:value-type="string">
            <text:p text:style-name="P136">°C, bar,...</text:p>
          </table:table-cell>
        </table:table-row>
        <table:table-row>
          <table:table-cell table:style-name="Tabelle3.A8" office:value-type="string">
            <text:p text:style-name="P67"><text:span text:style-name="T76">c</text:span><text:span text:style-name="T60">har </text:span><text:span text:style-name="T76">[30]</text:span></text:p>
          </table:table-cell>
          <table:table-cell table:style-name="Tabelle3.B8" office:value-type="string">
            <text:p text:style-name="P143">d_valid</text:p>
          </table:table-cell>
          <table:table-cell table:style-name="Tabelle3.C8" office:value-type="string">
            <text:p text:style-name="P154">Mögliche Werte (noch nicht Implementiert)</text:p>
          </table:table-cell>
          <table:table-cell table:style-name="Tabelle3.D8" office:value-type="string">
            <text:p text:style-name="P137">(hex) 01,02,03,...</text:p>
          </table:table-cell>
        </table:table-row>
        <table:table-row>
          <table:table-cell table:style-name="Tabelle3.A9" office:value-type="string">
            <text:p text:style-name="P139"><text:span text:style-name="T76">c</text:span><text:span text:style-name="T60">har </text:span><text:span text:style-name="T76">[256]</text:span></text:p>
          </table:table-cell>
          <table:table-cell table:style-name="Tabelle3.B9" office:value-type="string">
            <text:p text:style-name="P144">d_com</text:p>
          </table:table-cell>
          <table:table-cell table:style-name="Tabelle3.C9" office:value-type="string">
            <text:p text:style-name="P152">Beschreibung des Unterbefehl</text:p>
          </table:table-cell>
          <table:table-cell table:style-name="Tabelle3.D9" office:value-type="string">
            <text:p text:style-name="P135">-</text:p>
          </table:table-cell>
        </table:table-row>
      </table:table>
      <text:h text:style-name="P157" text:outline-level="2"><text:bookmark-start text:name="__RefHeading__1791_367898948"/><text:soft-page-break/>Datentypen<text:bookmark-end text:name="__RefHeading__1791_367898948"/></text:h>
      <text:p text:style-name="P13">Für die Dekodierung bzw. Kodierung stehen folgende Datentypen zur Verfügung.</text:p>
      <text:p text:style-name="P1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elle2.1">
            <table:table-cell table:style-name="Tabelle2.A1" office:value-type="string">
              <text:p text:style-name="P111">De</text:p>
            </table:table-cell>
            <table:table-cell table:style-name="Tabelle2.A1" office:value-type="string">
              <text:p text:style-name="P112">Ko</text:p>
            </table:table-cell>
            <table:table-cell table:style-name="Tabelle2.A1" office:value-type="string">
              <text:p text:style-name="P112">Typ [3]</text:p>
            </table:table-cell>
            <table:table-cell table:style-name="Tabelle2.D1" office:value-type="string">
              <text:p text:style-name="P112">Beschreibung</text:p>
            </table:table-cell>
          </table:table-row>
        </table:table-header-rows>
        <table:table-row>
          <table:table-cell table:style-name="Tabelle2.A12" office:value-type="string">
            <text:p text:style-name="P96">X</text:p>
          </table:table-cell>
          <table:table-cell table:style-name="Tabelle2.B2" office:value-type="string">
            <text:p text:style-name="P96">X</text:p>
          </table:table-cell>
          <table:table-cell table:style-name="Tabelle2.C12" office:value-type="string">
            <text:p text:style-name="P96">asc</text:p>
          </table:table-cell>
          <table:table-cell table:style-name="Tabelle2.D2" office:value-type="string">
            <text:p text:style-name="P96">ascii</text:p>
          </table:table-cell>
        </table:table-row>
        <table:table-row>
          <table:table-cell table:style-name="Tabelle2.A12" office:value-type="string">
            <text:p text:style-name="P96">X</text:p>
          </table:table-cell>
          <table:table-cell table:style-name="Tabelle2.B3" office:value-type="string">
            <text:p text:style-name="P96">X</text:p>
          </table:table-cell>
          <table:table-cell table:style-name="Tabelle2.C12" office:value-type="string">
            <text:p text:style-name="P72"><text:span text:style-name="T121">b</text:span><text:span text:style-name="T77">cd</text:span></text:p>
          </table:table-cell>
          <table:table-cell table:style-name="Tabelle2.D3" office:value-type="string">
            <text:p text:style-name="P96">bcd</text:p>
          </table:table-cell>
        </table:table-row>
        <table:table-row>
          <table:table-cell table:style-name="Tabelle2.A12" office:value-type="string">
            <text:p text:style-name="P97">X</text:p>
          </table:table-cell>
          <table:table-cell table:style-name="Tabelle2.B4" office:value-type="string">
            <text:p text:style-name="P97">X</text:p>
          </table:table-cell>
          <table:table-cell table:style-name="Tabelle2.C12" office:value-type="string">
            <text:p text:style-name="P73"><text:span text:style-name="T82">d</text:span><text:span text:style-name="T80">1b</text:span></text:p>
          </table:table-cell>
          <table:table-cell table:style-name="Tabelle2.D4" office:value-type="string">
            <text:p text:style-name="P98">data1b</text:p>
          </table:table-cell>
        </table:table-row>
        <table:table-row>
          <table:table-cell table:style-name="Tabelle2.A12" office:value-type="string">
            <text:p text:style-name="P97">X</text:p>
          </table:table-cell>
          <table:table-cell table:style-name="Tabelle2.B5" office:value-type="string">
            <text:p text:style-name="P97">X</text:p>
          </table:table-cell>
          <table:table-cell table:style-name="Tabelle2.C12" office:value-type="string">
            <text:p text:style-name="P73"><text:span text:style-name="T82">d</text:span><text:span text:style-name="T80">1c</text:span></text:p>
          </table:table-cell>
          <table:table-cell table:style-name="Tabelle2.D5" office:value-type="string">
            <text:p text:style-name="P98">data1c</text:p>
          </table:table-cell>
        </table:table-row>
        <table:table-row>
          <table:table-cell table:style-name="Tabelle2.A12" office:value-type="string">
            <text:p text:style-name="P97">X</text:p>
          </table:table-cell>
          <table:table-cell table:style-name="Tabelle2.B6" office:value-type="string">
            <text:p text:style-name="P97">X</text:p>
          </table:table-cell>
          <table:table-cell table:style-name="Tabelle2.C12" office:value-type="string">
            <text:p text:style-name="P74"><text:span text:style-name="T82">d</text:span><text:span text:style-name="T81">2b</text:span></text:p>
          </table:table-cell>
          <table:table-cell table:style-name="Tabelle2.D6" office:value-type="string">
            <text:p text:style-name="P74"><text:span text:style-name="T82">d</text:span><text:span text:style-name="T81">ata2b</text:span></text:p>
          </table:table-cell>
        </table:table-row>
        <table:table-row>
          <table:table-cell table:style-name="Tabelle2.A12" office:value-type="string">
            <text:p text:style-name="P97">X</text:p>
          </table:table-cell>
          <table:table-cell table:style-name="Tabelle2.B7" office:value-type="string">
            <text:p text:style-name="P97">X</text:p>
          </table:table-cell>
          <table:table-cell table:style-name="Tabelle2.C12" office:value-type="string">
            <text:p text:style-name="P74"><text:span text:style-name="T82">d</text:span><text:span text:style-name="T81">2c</text:span></text:p>
          </table:table-cell>
          <table:table-cell table:style-name="Tabelle2.D7" office:value-type="string">
            <text:p text:style-name="P74"><text:span text:style-name="T82">d</text:span><text:span text:style-name="T81">ata2c</text:span></text:p>
          </table:table-cell>
        </table:table-row>
        <table:table-row>
          <table:table-cell table:style-name="Tabelle2.A12" office:value-type="string">
            <text:p text:style-name="P97">X</text:p>
          </table:table-cell>
          <table:table-cell table:style-name="Tabelle2.B8" office:value-type="string">
            <text:p text:style-name="P97"/>
          </table:table-cell>
          <table:table-cell table:style-name="Tabelle2.C12" office:value-type="string">
            <text:p text:style-name="P99">bda</text:p>
          </table:table-cell>
          <table:table-cell table:style-name="Tabelle2.D8" office:value-type="string">
            <text:p text:style-name="P99">date (bcd Format)</text:p>
          </table:table-cell>
        </table:table-row>
        <table:table-row>
          <table:table-cell table:style-name="Tabelle2.A12" office:value-type="string">
            <text:p text:style-name="P100">X</text:p>
          </table:table-cell>
          <table:table-cell table:style-name="Tabelle2.B9" office:value-type="string">
            <text:p text:style-name="P100">X</text:p>
          </table:table-cell>
          <table:table-cell table:style-name="Tabelle2.C12" office:value-type="string">
            <text:p text:style-name="P99">hda</text:p>
          </table:table-cell>
          <table:table-cell table:style-name="Tabelle2.D9" office:value-type="string">
            <text:p text:style-name="P99">date (hex Format)</text:p>
          </table:table-cell>
        </table:table-row>
        <table:table-row>
          <table:table-cell table:style-name="Tabelle2.A12" office:value-type="string">
            <text:p text:style-name="P100">X</text:p>
          </table:table-cell>
          <table:table-cell table:style-name="Tabelle2.B10" office:value-type="string">
            <text:p text:style-name="P100"/>
          </table:table-cell>
          <table:table-cell table:style-name="Tabelle2.C12" office:value-type="string">
            <text:p text:style-name="P100">bti</text:p>
          </table:table-cell>
          <table:table-cell table:style-name="Tabelle2.D10" office:value-type="string">
            <text:p text:style-name="P100">time (bcd Format)</text:p>
          </table:table-cell>
        </table:table-row>
        <table:table-row>
          <table:table-cell table:style-name="Tabelle2.A12" office:value-type="string">
            <text:p text:style-name="P100">X</text:p>
          </table:table-cell>
          <table:table-cell table:style-name="Tabelle2.B11" office:value-type="string">
            <text:p text:style-name="P100">X</text:p>
          </table:table-cell>
          <table:table-cell table:style-name="Tabelle2.C12" office:value-type="string">
            <text:p text:style-name="P101">hti</text:p>
          </table:table-cell>
          <table:table-cell table:style-name="Tabelle2.D11" office:value-type="string">
            <text:p text:style-name="P75"><text:span text:style-name="T84">time (</text:span><text:span text:style-name="T85">hex</text:span><text:span text:style-name="T84"> Format)</text:span>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12" office:value-type="string">
            <text:p text:style-name="P63"/>
          </table:table-cell>
          <table:table-cell table:style-name="Tabelle2.C12" office:value-type="string">
            <text:p text:style-name="P101">bdy</text:p>
          </table:table-cell>
          <table:table-cell table:style-name="Tabelle2.D12" office:value-type="string">
            <text:p text:style-name="P75"><text:span text:style-name="T85">day </text:span><text:span text:style-name="T83">(bcd Format)</text:span></text:p>
          </table:table-cell>
        </table:table-row>
        <table:table-row>
          <table:table-cell table:style-name="Tabelle2.A13" office:value-type="string">
            <text:p text:style-name="P101">X</text:p>
          </table:table-cell>
          <table:table-cell table:style-name="Tabelle2.B13" office:value-type="string">
            <text:p text:style-name="P101">X</text:p>
          </table:table-cell>
          <table:table-cell table:style-name="Tabelle2.C13" office:value-type="string">
            <text:p text:style-name="P101">hdy</text:p>
          </table:table-cell>
          <table:table-cell table:style-name="Tabelle2.D13" office:value-type="string">
            <text:p text:style-name="P75"><text:span text:style-name="T85">day</text:span><text:span text:style-name="T84"> (</text:span><text:span text:style-name="T85">hex</text:span><text:span text:style-name="T84"> Format)</text:span></text:p>
          </table:table-cell>
        </table:table-row>
        <table:table-row>
          <table:table-cell table:style-name="Tabelle2.A14" office:value-type="string">
            <text:p text:style-name="P101">X</text:p>
          </table:table-cell>
          <table:table-cell table:style-name="Tabelle2.B14" office:value-type="string">
            <text:p text:style-name="P63"/>
          </table:table-cell>
          <table:table-cell table:style-name="Tabelle2.C14" office:value-type="string">
            <text:p text:style-name="P102">hex</text:p>
          </table:table-cell>
          <table:table-cell table:style-name="Tabelle2.D14" office:value-type="string">
            <text:p text:style-name="P102">2-nibble hex Format z.B: 2C</text:p>
          </table:table-cell>
        </table:table-row>
      </table:table>
      <text:p text:style-name="P35"/>
      <text:p text:style-name="P20">Eine Muster <text:span text:style-name="T119">Kommandod</text:span>atei <text:span text:style-name="T119">(commands.csv) </text:span>befindet sich im Unterverzeichnis contrib.</text:p>
      <text:p text:style-name="P20"/>
      <text:h text:style-name="Heading_20_1" text:outline-level="1"><text:bookmark-start text:name="__RefHeading__1731_367898948"/><text:span text:style-name="T115">t</text:span><text:span text:style-name="T79">elnet </text:span><text:span text:style-name="T113">Schnittstelle</text:span><text:bookmark-end text:name="__RefHeading__1731_367898948"/></text:h>
      <text:p text:style-name="P6"><text:span text:style-name="T79">Die Verbindung </text:span><text:span text:style-name="T89">wird mit </text:span><text:span text:style-name="T79">eine</text:span><text:span text:style-name="T89">m</text:span><text:span text:style-name="T79"> telnet Client hergestellt</text:span><text:span text:style-name="T86">.</text:span></text:p>
      <text:p text:style-name="P14"/>
      <text:p text:style-name="P49"><text:span text:style-name="T6">daemon</text:span><text:span text:style-name="T34"> </text:span><text:span text:style-name="T94">spezifisch</text:span></text:p>
      <text:list xml:id="list1143888433" text:style-name="L4">
        <text:list-item>
          <text:p text:style-name="P132">loglevel<text:tab/><text:span text:style-name="T29">→ ändert den Logging Level zur Laufzeit</text:span></text:p>
        </text:list-item>
        <text:list-item>
          <text:p text:style-name="P132">quit<text:tab/><text:tab/><text:span text:style-name="T29">→ beendet die eigene Verbindung mit dem Daemon</text:span></text:p>
        </text:list-item>
        <text:list-item>
          <text:p text:style-name="P128">shutdown<text:tab/><text:span text:style-name="T29">→ </text:span><text:span text:style-name="T33">s</text:span><text:span text:style-name="T29">toppt den Daemon </text:span><text:span text:style-name="T95">und trennt die Verbindung</text:span></text:p>
        </text:list-item>
      </text:list>
      <text:p text:style-name="P48"><text:span text:style-name="T6">ebus</text:span><text:span text:style-name="T34"> </text:span><text:span text:style-name="T94">spezifisch</text:span></text:p>
      <text:list xml:id="list1404459120" text:continue-numbering="true" text:style-name="L4">
        <text:list-item>
          <text:p text:style-name="P132">get<text:tab/><text:tab/><text:span text:style-name="T30">→ sendet einen Befehl </text:span><text:span text:style-name="T32">zum Lesen eines </text:span><text:span text:style-name="T30"><text:s/></text:span><text:span text:style-name="T32">Heizungsparameter</text:span></text:p>
        </text:list-item>
        <text:list-item>
          <text:p text:style-name="P132">set<text:tab/><text:tab/><text:span text:style-name="T31">→ </text:span><text:span text:style-name="T30">sendet einen Befehl </text:span><text:span text:style-name="T31">zum Setzen eines </text:span><text:span text:style-name="T32">Heizungsparameter</text:span></text:p>
        </text:list-item>
        <text:list-item>
          <text:p text:style-name="P133"><text:span text:style-name="T79">cyc<text:tab/><text:tab/></text:span><text:span text:style-name="T31">→ </text:span><text:span text:style-name="T78">fordert Werte für einen zyklisch aufgezeichneten Befehl an</text:span></text:p>
        </text:list-item>
      </text:list>
      <text:p text:style-name="P16"/>
      <text:p text:style-name="P4"><text:span text:style-name="T86">Der Daemon erwartet für die Befehle get, set und cyc (type) noch die Klasse (class), den Befehl (cmd) und wenn notwen</text:span><text:span text:style-name="T90">d</text:span><text:span text:style-name="T86">ig </text:span><text:span text:style-name="T90">einen </text:span><text:span text:style-name="T86">Unterbefehl. </text:span><text:span text:style-name="T91">Somit ergibt sich folgender Aufbau.</text:span></text:p>
      <text:p text:style-name="P18"/>
      <text:p text:style-name="P5"><text:span text:style-name="T86"><text:tab/></text:span><text:span text:style-name="T87">type class cmd sub</text:span></text:p>
      <text:p text:style-name="P19"/>
      <text:list xml:id="list1153244684" text:style-name="L5">
        <text:list-item>
          <text:p text:style-name="P122">Zwischen class, cmd und sub <text:span text:style-name="T130">darf</text:span> auch ein Punkt verwendet werden.</text:p>
        </text:list-item>
        <text:list-item>
          <text:p text:style-name="P123">Die Groß-/Kleinschreibung wird für class, cmd und sub ignoriert.</text:p>
        </text:list-item>
      </text:list>
      <text:p text:style-name="P15"/>
      <text:p text:style-name="P46"><text:soft-page-break/>Beispiel: Befehl für Ermittlung der Außentemperatur: cyc broad <text:span text:style-name="T114">date_time_</text:span>temp <text:span text:style-name="T114">temp</text:span></text:p>
      <text:p text:style-name="P24">$ telnet localhost 8888 </text:p>
      <text:p text:style-name="P24">Trying 127.0.0.1... </text:p>
      <text:p text:style-name="P24">Connected to localhost. </text:p>
      <text:p text:style-name="P24">Escape character is '^]'. </text:p>
      <text:p text:style-name="P24">cyc broad <text:span text:style-name="T114">date_time_temp </text:span>temp </text:p>
      <text:p text:style-name="P24"><text:s text:c="2"/>5.00</text:p>
      <text:p text:style-name="P24">quit </text:p>
      <text:p text:style-name="P24">Connection closed by foreign host. </text:p>
      <text:p text:style-name="P16"/>
      <text:h text:style-name="P155" text:outline-level="1"><text:bookmark-start text:name="__RefHeading__1733_367898948"/>Sonstiges<text:bookmark-end text:name="__RefHeading__1733_367898948"/></text:h>
      <text:p text:style-name="P21">Im Unterverzeichnis tools befinden sich 3 Hilfsprogramme.</text:p>
      <text:p text:style-name="P21"/>
      <text:list xml:id="list397279074" text:style-name="L6">
        <text:list-item>
          <text:p text:style-name="P124"><text:span text:style-name="T4">check</text:span> <text:span text:style-name="T126">nimmt interaktiv </text:span>Datenbytes im hex Format <text:span text:style-name="T126">entgegen und gibt dies</text:span>e in die <text:span text:style-name="T126">ebus </text:span>Standarddatentypen aus.</text:p>
        </text:list-item>
      </text:list>
      <text:p text:style-name="P21"/>
      <text:p text:style-name="P30">$ ./check</text:p>
      <text:p text:style-name="P30">Input: c2 00 </text:p>
      <text:p text:style-name="P30">hex c2 → bcd: 255<text:tab/>d1b: <text:s/>-62<text:tab/>d1c: <text:s/>97.0 </text:p>
      <text:p text:style-name="P30">hex 00 → bcd: <text:s text:c="2"/>0<text:tab/><text:tab/>d1b: <text:s text:c="3"/>0<text:tab/><text:tab/>d1c: <text:s text:c="2"/>0.0<text:tab/>d2b: <text:s text:c="3"/>0.758<text:tab/>d2c: <text:s text:c="3"/>12.1250<text:tab/>crc: 6e </text:p>
      <text:p text:style-name="P30">Input: q </text:p>
      <text:p text:style-name="P21"/>
      <text:list xml:id="list403480406" text:continue-numbering="true" text:style-name="L6">
        <text:list-item>
          <text:p text:style-name="P125"><text:span text:style-name="T4">csv </text:span>liest im angegebenen Verzeichnis alle csv Dateien. <text:span text:style-name="T127">Je nach Option wird die eingelesene Konfiguration am Bildschirm ausgegeben.</text:span></text:p>
        </text:list-item>
      </text:list>
      <text:p text:style-name="P21"/>
      <text:p text:style-name="P24"><text:span text:style-name="T125">$ </text:span><text:span text:style-name="T124">./csv -h </text:span></text:p>
      <text:p text:style-name="P31"/>
      <text:p text:style-name="P31">Usage: csv [OPTION] cfgdir </text:p>
      <text:p text:style-name="P31"/>
      <text:p text:style-name="P31"><text:s text:c="2"/>-a –all<text:tab/><text:tab/>print ALL </text:p>
      <text:p text:style-name="P31"><text:s text:c="2"/>-c –cyc<text:tab/><text:tab/>print CYC </text:p>
      <text:p text:style-name="P31"><text:s text:c="2"/>-d –detail<text:tab/>print DETAIL </text:p>
      <text:p text:style-name="P24"><text:span text:style-name="T124"><text:s text:c="2"/>-g –get<text:tab/><text:tab/></text:span><text:span text:style-name="T123">print</text:span><text:span text:style-name="T124"> GET </text:span></text:p>
      <text:p text:style-name="P31"><text:s text:c="2"/>-s –set<text:tab/><text:tab/>print SET </text:p>
      <text:p text:style-name="P31"><text:s text:c="2"/>-h –help<text:tab/>print this message. </text:p>
      <text:p text:style-name="P21"/>
      <text:list xml:id="list1549712128" text:continue-numbering="true" text:style-name="L6">
        <text:list-item>
          <text:p text:style-name="P125"><text:span text:style-name="T4">ebus_send </text:span><text:span text:style-name="T129">s</text:span>endet einen angegebenen hex String auf den ebus <text:span text:style-name="T128">und gibt die Antwort zurück.</text:span></text:p>
        </text:list-item>
      </text:list>
      <text:p text:style-name="P21"/>
      <text:p text:style-name="P24"><text:span text:style-name="T124">$ </text:span><text:span text:style-name="T123">./ebus_send -h </text:span></text:p>
      <text:p text:style-name="P32"/>
      <text:p text:style-name="P32">Usage: ebus_send [OPTION] &lt;ZZ PB SB NN DBx&gt; </text:p>
      <text:p text:style-name="P32"/>
      <text:p text:style-name="P32"><text:s text:c="2"/>&lt;ZZ PB SB NN DBx&gt; <text:s/>spaces within message be removed. </text:p>
      <text:p text:style-name="P32"/>
      <text:p text:style-name="P32"><text:s text:c="2"/>-a –address<text:tab/>set bus address. (ff) </text:p>
      <text:p text:style-name="P32"><text:s text:c="2"/>-d –device<text:tab/>use a specified serial device. (/dev/ttyUSB0) </text:p>
      <text:p text:style-name="P32"><text:s text:c="2"/>-p –prompt<text:tab/>stay on input prompt. </text:p>
      <text:p text:style-name="P32"><text:s text:c="2"/>-r –retry<text:tab/>max retry getting bus. (3) </text:p>
      <text:p text:style-name="P32"><text:s text:c="2"/>-s –skip<text:tab/>skipped ACK bytes after get-bus error. (1) </text:p>
      <text:p text:style-name="P32"><text:s text:c="2"/>-t –type<text:tab/><text:tab/>message type. (3) </text:p>
      <text:p text:style-name="P32"><text:tab/><text:tab/>1 = Broadcast, 2 = Master-Master, 3 = Master-Slave </text:p>
      <text:p text:style-name="P32"><text:s text:c="2"/>-w –wait<text:tab/>wait time for QQ compare. (~4000 usec) </text:p>
      <text:p text:style-name="P32"><text:s text:c="2"/>-h –help<text:tab/>print this messag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031b"/>
    </style:style>
    <style:style style:name="MT1" style:family="text">
      <style:text-properties style:font-name="Times New Roman" fo:language="de" fo:country="AT" officeooo:rsid="0009f258"/>
    </style:style>
    <style:style style:name="MT2" style:family="text">
      <style:text-properties style:font-name="Times New Roman" fo:language="de" fo:country="AT" officeooo:rsid="00dc6b2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mailto:roland.jax@liwest.at"><text:span text:style-name="MT1">roland.jax@liwest.at</text:span></text:a><text:span text:style-name="MT1">.<text:tab/></text:span><text:span text:style-name="MT2">ebusd</text:span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9:45:43</meta:creation-date>
    <dc:date>2013-03-15T09:16:24</dc:date>
    <meta:editing-duration>PT5H33M44S</meta:editing-duration>
    <meta:editing-cycles>292</meta:editing-cycles>
    <meta:generator>LibreOffice/3.6$Linux_X86_64 LibreOffice_project/360m1$Build-3</meta:generator>
    <meta:document-statistic meta:table-count="3" meta:image-count="0" meta:object-count="0" meta:page-count="7" meta:paragraph-count="317" meta:word-count="1445" meta:character-count="9457" meta:non-whitespace-character-count="8169"/>
  </office:meta>
</office:document-meta>
</file>